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2.298cm" table:align="left"/>
    </style:style>
    <style:style style:name="Tabela1.A" style:family="table-column">
      <style:table-column-properties style:column-width="0.691cm"/>
    </style:style>
    <style:style style:name="Tabela1.B" style:family="table-column">
      <style:table-column-properties style:column-width="3.597cm"/>
    </style:style>
    <style:style style:name="Tabela1.C" style:family="table-column">
      <style:table-column-properties style:column-width="5.637cm"/>
    </style:style>
    <style:style style:name="Tabela1.D" style:family="table-column">
      <style:table-column-properties style:column-width="2.372cm"/>
    </style:style>
    <style:style style:name="Tabela1.A1" style:family="table-cell">
      <style:table-cell-properties style:vertical-align="middle" fo:padding="0.049cm" fo:border="none"/>
    </style:style>
    <style:style style:name="Tabela1.B2" style:family="table-cell">
      <style:table-cell-properties style:vertical-align="middle" fo:background-color="#ffff00" fo:padding="0.049cm" fo:border="none">
        <style:background-image/>
      </style:table-cell-properties>
    </style:style>
    <style:style style:name="Tabela2" style:family="table">
      <style:table-properties style:width="12.298cm" table:align="left"/>
    </style:style>
    <style:style style:name="Tabela2.A" style:family="table-column">
      <style:table-column-properties style:column-width="0.691cm"/>
    </style:style>
    <style:style style:name="Tabela2.B" style:family="table-column">
      <style:table-column-properties style:column-width="3.597cm"/>
    </style:style>
    <style:style style:name="Tabela2.C" style:family="table-column">
      <style:table-column-properties style:column-width="5.637cm"/>
    </style:style>
    <style:style style:name="Tabela2.D" style:family="table-column">
      <style:table-column-properties style:column-width="2.372cm"/>
    </style:style>
    <style:style style:name="Tabela2.A1" style:family="table-cell">
      <style:table-cell-properties style:vertical-align="middle" fo:padding="0.049cm" fo:border="none"/>
    </style:style>
    <style:style style:name="Tabela2.2" style:family="table-row">
      <style:table-row-properties fo:background-color="#ffff00">
        <style:background-image/>
      </style:table-row-properties>
    </style:style>
    <style:style style:name="Tabela3" style:family="table">
      <style:table-properties style:width="12.298cm" table:align="left"/>
    </style:style>
    <style:style style:name="Tabela3.A" style:family="table-column">
      <style:table-column-properties style:column-width="0.691cm"/>
    </style:style>
    <style:style style:name="Tabela3.B" style:family="table-column">
      <style:table-column-properties style:column-width="3.597cm"/>
    </style:style>
    <style:style style:name="Tabela3.C" style:family="table-column">
      <style:table-column-properties style:column-width="5.637cm"/>
    </style:style>
    <style:style style:name="Tabela3.D" style:family="table-column">
      <style:table-column-properties style:column-width="2.372cm"/>
    </style:style>
    <style:style style:name="Tabela3.A1" style:family="table-cell">
      <style:table-cell-properties style:vertical-align="middle" fo:padding="0.049cm" fo:border="none"/>
    </style:style>
    <style:style style:name="Tabela3.B2" style:family="table-cell">
      <style:table-cell-properties style:vertical-align="middle" fo:background-color="#ffff00" fo:padding="0.049cm" fo:border="none">
        <style:background-image/>
      </style:table-cell-properties>
    </style:style>
    <style:style style:name="Tabela4" style:family="table">
      <style:table-properties style:width="12.298cm" table:align="left"/>
    </style:style>
    <style:style style:name="Tabela4.A" style:family="table-column">
      <style:table-column-properties style:column-width="0.691cm"/>
    </style:style>
    <style:style style:name="Tabela4.B" style:family="table-column">
      <style:table-column-properties style:column-width="3.597cm"/>
    </style:style>
    <style:style style:name="Tabela4.C" style:family="table-column">
      <style:table-column-properties style:column-width="5.637cm"/>
    </style:style>
    <style:style style:name="Tabela4.D" style:family="table-column">
      <style:table-column-properties style:column-width="2.372cm"/>
    </style:style>
    <style:style style:name="Tabela4.A1" style:family="table-cell">
      <style:table-cell-properties style:vertical-align="middle" fo:padding="0.049cm" fo:border="none"/>
    </style:style>
    <style:style style:name="Tabela4.2" style:family="table-row">
      <style:table-row-properties fo:background-color="#ffff00">
        <style:background-image/>
      </style:table-row-properties>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text-properties fo:font-weight="bold"/>
    </style:style>
    <style:style style:name="P16" style:family="paragraph" style:parent-style-name="Text_20_body">
      <style:text-properties fo:language="en" fo:country="US"/>
    </style:style>
    <style:style style:name="P17" style:family="paragraph" style:parent-style-name="Text_20_body" style:list-style-name="L15">
      <style:text-properties fo:language="en" fo:country="US"/>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7">
      <style:paragraph-properties fo:margin-top="0cm" fo:margin-bottom="0cm" loext:contextual-spacing="false"/>
    </style:style>
    <style:style style:name="P23" style:family="paragraph" style:parent-style-name="Text_20_body" style:list-style-name="L10">
      <style:paragraph-properties fo:margin-top="0cm" fo:margin-bottom="0cm" loext:contextual-spacing="false"/>
    </style:style>
    <style:style style:name="P24" style:family="paragraph" style:parent-style-name="Text_20_body" style:list-style-name="L11">
      <style:paragraph-properties fo:margin-top="0cm" fo:margin-bottom="0cm" loext:contextual-spacing="false"/>
    </style:style>
    <style:style style:name="P25" style:family="paragraph" style:parent-style-name="Text_20_body" style:list-style-name="L13">
      <style:paragraph-properties fo:margin-top="0cm" fo:margin-bottom="0cm" loext:contextual-spacing="false"/>
    </style:style>
    <style:style style:name="P26" style:family="paragraph" style:parent-style-name="Text_20_body" style:list-style-name="L15">
      <style:paragraph-properties fo:margin-top="0cm" fo:margin-bottom="0cm" loext:contextual-spacing="false"/>
      <style:text-properties fo:language="en" fo:country="US"/>
    </style:style>
    <style:style style:name="P27" style:family="paragraph" style:parent-style-name="Heading_20_1">
      <style:paragraph-properties fo:break-before="page"/>
    </style:style>
    <style:style style:name="P28" style:family="paragraph" style:parent-style-name="Preformatted_20_Text">
      <style:paragraph-properties fo:margin-top="0cm" fo:margin-bottom="0.499cm" loext:contextual-spacing="false"/>
    </style:style>
    <style:style style:name="P29" style:family="paragraph" style:parent-style-name="Preformatted_20_Text">
      <style:paragraph-properties fo:margin-top="0cm" fo:margin-bottom="0.499cm" loext:contextual-spacing="false" style:writing-mode="lr-tb"/>
    </style:style>
    <style:style style:name="P30" style:family="paragraph" style:parent-style-name="Preformatted_20_Text">
      <style:paragraph-properties fo:margin-top="0cm" fo:margin-bottom="0.499cm" loext:contextual-spacing="false" style:writing-mode="lr-tb"/>
      <style:text-properties style:font-name="monospace"/>
    </style:style>
    <style:style style:name="P31" style:family="paragraph" style:parent-style-name="Preformatted_20_Text">
      <style:paragraph-properties fo:margin-top="0cm" fo:margin-bottom="0.499cm" loext:contextual-spacing="false" style:writing-mode="lr-tb"/>
      <style:text-properties style:font-name="monospace" fo:language="en" fo:country="US"/>
    </style:style>
    <style:style style:name="P32" style:family="paragraph" style:parent-style-name="Preformatted_20_Text">
      <style:paragraph-properties style:writing-mode="lr-tb"/>
    </style:style>
    <style:style style:name="P33" style:family="paragraph" style:parent-style-name="Preformatted_20_Text">
      <style:paragraph-properties style:writing-mode="lr-tb"/>
      <style:text-properties style:font-name="monospace"/>
    </style:style>
    <style:style style:name="P34" style:family="paragraph" style:parent-style-name="Preformatted_20_Text">
      <style:paragraph-properties style:writing-mode="lr-tb"/>
      <style:text-properties style:font-name="monospace" fo:language="en" fo:country="US"/>
    </style:style>
    <style:style style:name="P35" style:family="paragraph" style:parent-style-name="Heading_20_2">
      <style:text-properties fo:language="en" fo:country="US"/>
    </style:style>
    <style:style style:name="P36" style:family="paragraph" style:parent-style-name="List_20_Contents" style:list-style-name="L12"/>
    <style:style style:name="P37" style:family="paragraph" style:parent-style-name="List_20_Contents" style:list-style-name="L12">
      <style:paragraph-properties fo:margin-top="0cm" fo:margin-bottom="0.499cm" loext:contextual-spacing="false"/>
    </style:style>
    <style:style style:name="T1" style:family="text">
      <style:text-properties style:font-name="monospace"/>
    </style:style>
    <style:style style:name="T2" style:family="text">
      <style:text-properties style:font-name="monospace" fo:language="en" fo:country="US"/>
    </style:style>
    <style:style style:name="T3" style:family="text">
      <style:text-properties fo:font-weight="bold"/>
    </style:style>
    <style:style style:name="T4" style:family="text">
      <style:text-properties fo:font-style="italic"/>
    </style:style>
    <style:style style:name="T5" style:family="text">
      <style:text-properties fo:language="en" fo:country="US"/>
    </style:style>
    <style:style style:name="T6" style:family="text">
      <style:text-properties fo:language="en" fo:country="US" fo:font-style="italic"/>
    </style:style>
    <style:style style:name="T7" style:family="text">
      <style:text-properties fo:language="en" fo:country="US" fo:font-weight="bol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erting, Updating and Removing data using JDatabase</text:h>
      <text:p text:style-name="Text_20_body">Note many examples online use <text:span text:style-name="Source_20_Text">$db-&gt;query()</text:span> instead of <text:span text:style-name="Source_20_Text">$db-&gt;execute()</text:span>. This was the old method in Joomla 1.5 and 2.5 and will throw a deprecated notice in Joomla 3.0+.</text:p>
      <text:p text:style-name="Text_20_body">This tutorial is split into two independent parts: </text:p>
      <text:list xml:id="list6277735985818715674" text:style-name="L1">
        <text:list-item>
          <text:p text:style-name="P18">Inserting, updating and removing data from the database. </text:p>
        </text:list-item>
        <text:list-item>
          <text:p text:style-name="P1">Selecting data from one or more tables and retrieving it in a variety of different forms. </text:p>
        </text:list-item>
      </text:list>
      <text:p text:style-name="Text_20_body">This section of the documentation looks at inserting, updating and removing data from a database table. To see the other part <text:a xlink:type="simple" xlink:href="https://docs.joomla.org/Special:MyLanguage/Selecting_data_using_JDatabase" text:style-name="Internet_20_link" text:visited-style-name="Visited_20_Internet_20_Link">click here</text:a> </text:p>
      <text:section text:style-name="Sect1" text:name="toc">
        <text:p text:style-name="Text_20_body"/>
        <text:section text:style-name="Sect1" text:name="toctitle">
          <text:h text:style-name="Heading_20_2" text:outline-level="2">Índice</text:h>
        </text:section>
      </text:section>
      <text:section text:style-name="Sect1" text:name="Seção1">
        <text:list xml:id="list118647199259610685" text:style-name="L2">
          <text:list-item>
            <text:p text:style-name="P19"><text:bookmark text:name="toc"/><text:a xlink:type="simple" xlink:href="https://docs.joomla.org/Inserting,_Updating_and_Removing_data_using_JDatabase#Introduction" text:style-name="Internet_20_link" text:visited-style-name="Visited_20_Internet_20_Link">1 Introduction</text:a> </text:p>
          </text:list-item>
          <text:list-item>
            <text:p text:style-name="P19"><text:a xlink:type="simple" xlink:href="https://docs.joomla.org/Inserting,_Updating_and_Removing_data_using_JDatabase#The_Query" text:style-name="Internet_20_link" text:visited-style-name="Visited_20_Internet_20_Link">2 The Query</text:a> </text:p>
          </text:list-item>
          <text:list-item>
            <text:p text:style-name="P19"><text:a xlink:type="simple" xlink:href="https://docs.joomla.org/Inserting,_Updating_and_Removing_data_using_JDatabase#Inserting_a_Record" text:style-name="Internet_20_link" text:visited-style-name="Visited_20_Internet_20_Link">3 Inserting a Record</text:a> </text:p>
            <text:list>
              <text:list-item>
                <text:p text:style-name="P19"><text:a xlink:type="simple" xlink:href="https://docs.joomla.org/Inserting,_Updating_and_Removing_data_using_JDatabase#Using_SQL" text:style-name="Internet_20_link" text:visited-style-name="Visited_20_Internet_20_Link">3.1 Using SQL</text:a> </text:p>
              </text:list-item>
              <text:list-item>
                <text:p text:style-name="P19"><text:a xlink:type="simple" xlink:href="https://docs.joomla.org/Inserting,_Updating_and_Removing_data_using_JDatabase#Using_an_Object" text:style-name="Internet_20_link" text:visited-style-name="Visited_20_Internet_20_Link">3.2 Using an Object</text:a> </text:p>
              </text:list-item>
            </text:list>
          </text:list-item>
          <text:list-item>
            <text:p text:style-name="P19"><text:a xlink:type="simple" xlink:href="https://docs.joomla.org/Inserting,_Updating_and_Removing_data_using_JDatabase#Updating_a_Record" text:style-name="Internet_20_link" text:visited-style-name="Visited_20_Internet_20_Link">4 Updating a Record</text:a> </text:p>
            <text:list>
              <text:list-item>
                <text:p text:style-name="P19"><text:a xlink:type="simple" xlink:href="https://docs.joomla.org/Inserting,_Updating_and_Removing_data_using_JDatabase#Using_SQL_2" text:style-name="Internet_20_link" text:visited-style-name="Visited_20_Internet_20_Link">4.1 Using SQL</text:a> </text:p>
              </text:list-item>
              <text:list-item>
                <text:p text:style-name="P19"><text:a xlink:type="simple" xlink:href="https://docs.joomla.org/Inserting,_Updating_and_Removing_data_using_JDatabase#Using_an_Object_2" text:style-name="Internet_20_link" text:visited-style-name="Visited_20_Internet_20_Link">4.2 Using an Object</text:a> </text:p>
              </text:list-item>
            </text:list>
          </text:list-item>
          <text:list-item>
            <text:p text:style-name="P2"><text:a xlink:type="simple" xlink:href="https://docs.joomla.org/Inserting,_Updating_and_Removing_data_using_JDatabase#Deleting_a_Record" text:style-name="Internet_20_link" text:visited-style-name="Visited_20_Internet_20_Link">5 Deleting a Record</text:a> </text:p>
          </text:list-item>
        </text:list>
      </text:section>
      <text:h text:style-name="Heading_20_2" text:outline-level="2"><text:bookmark text:name="Introduction"/>Introduction</text:h>
      <text:p text:style-name="Text_20_body">Joomla provides a sophisticated database abstraction layer to simplify the usage for third party developers. New versions of the Joomla Platform API provide additional functionality which extends the database layer further, and includes features such as connectors to a greater variety of database servers and the query chaining to improve readability of connection code and simplify SQL coding. </text:p>
      <text:p text:style-name="Text_20_body">Joomla can use different kinds of SQL database systems and run in a variety of environments with different table-prefixes. In addition to these functions, the class automatically creates the database connection. Besides instantiating the object you need just two lines of code to get a result from the database in a variety of formats. Using the Joomla database layer ensures a maximum of compatibility and flexibility for your extension. </text:p>
      <text:h text:style-name="Heading_20_2" text:outline-level="2"><text:bookmark text:name="The_Query"/><text:soft-page-break/>The Query</text:h>
      <text:p text:style-name="Text_20_body">Joomla's database querying has changed since the new Joomla Framework was introduced "query chaining" is now the recommended method for building database queries (although string queries are still supported). </text:p>
      <text:p text:style-name="Text_20_body">Query chaining refers to a method of connecting a number of methods, one after the other, with each method returning an object that can support the next method, improving readability and simplifying code. </text:p>
      <text:p text:style-name="Text_20_body">To obtain a new instance of the JDatabaseQuery class we use the JDatabaseDriver getQuery method: </text:p>
      <text:p text:style-name="P33">$db = JFactory::getDbo();</text:p>
      <text:p text:style-name="P32"> </text:p>
      <text:p text:style-name="P30">$query = $db-&gt;getQuery(true);</text:p>
      <text:p text:style-name="Text_20_body">The <text:span text:style-name="Teletype">JDatabaseDriver::getQuery</text:span> takes an optional argument, $new, which can be true or false (the default being false). </text:p>
      <text:p text:style-name="Text_20_body">To query our data source we can call a number of JDatabaseQuery methods; these methods encapsulate the data source's query language (in most cases SQL), hiding query-specific syntax from the developer and increasing the portability of the developer's source code. </text:p>
      <text:p text:style-name="Text_20_body">Some of the more frequently used methods include; select, from, join, where and order. There are also methods such as insert, update and delete for modifying records in the data store. By chaining these and other method calls, you can create almost any query against your data store without compromising portability of your code. </text:p>
      <text:h text:style-name="Heading_20_2" text:outline-level="2"><text:bookmark text:name="Inserting_a_Record"/>Inserting a Record</text:h>
      <text:h text:style-name="Heading_20_3" text:outline-level="3"><text:bookmark text:name="Using_SQL"/>Using SQL</text:h>
      <text:p text:style-name="Text_20_body">The JDatabaseQuery class provides a number of methods for building insert queries, the most common being <text:a xlink:type="simple" xlink:href="http://api.joomla.org/11.4/Joomla-Platform/Database/JDatabaseQuery.html#insert" office:target-frame-name="_blank" xlink:show="new" text:style-name="Internet_20_link" text:visited-style-name="Visited_20_Internet_20_Link">insert</text:a>, <text:a xlink:type="simple" xlink:href="http://api.joomla.org/11.4/Joomla-Platform/Database/JDatabaseQuery.html#columns" office:target-frame-name="_blank" xlink:show="new" text:style-name="Internet_20_link" text:visited-style-name="Visited_20_Internet_20_Link">columns</text:a> and <text:a xlink:type="simple" xlink:href="http://api.joomla.org/11.4/Joomla-Platform/Database/JDatabaseQuery.html#values" office:target-frame-name="_blank" xlink:show="new" text:style-name="Internet_20_link" text:visited-style-name="Visited_20_Internet_20_Link">values</text:a>. </text:p>
      <text:p text:style-name="P33">// Get a db connection.</text:p>
      <text:p text:style-name="P33">$db = JFactory::getDbo();</text:p>
      <text:p text:style-name="P32"> </text:p>
      <text:p text:style-name="P33">// Create a new query object.</text:p>
      <text:p text:style-name="P33">$query = $db-&gt;getQuery(true);</text:p>
      <text:p text:style-name="P32"> </text:p>
      <text:p text:style-name="P33">// Insert columns.</text:p>
      <text:p text:style-name="P33">$columns = array('user_id', 'profile_key', 'profile_value', 'ordering');</text:p>
      <text:p text:style-name="P32"> </text:p>
      <text:p text:style-name="P33">// Insert values.</text:p>
      <text:p text:style-name="P33">$values = array(1001, $db-&gt;quote('custom.message'), $db-&gt;quote('Inserting a record using insert()'), 1);</text:p>
      <text:p text:style-name="P32"> </text:p>
      <text:p text:style-name="P33">// Prepare the insert query.</text:p>
      <text:p text:style-name="P33">$query</text:p>
      <text:p text:style-name="P32"><text:s text:c="4"/><text:span text:style-name="T1">-&gt;insert($db-&gt;quoteName('#__user_profiles'))</text:span></text:p>
      <text:p text:style-name="P32"><text:s text:c="4"/><text:span text:style-name="T1">-&gt;columns($db-&gt;quoteName($columns))</text:span></text:p>
      <text:p text:style-name="P32"><text:s text:c="4"/><text:span text:style-name="T1">-&gt;values(implode(',', $values));</text:span></text:p>
      <text:p text:style-name="P32"><text:soft-page-break/> </text:p>
      <text:p text:style-name="P33">// Set the query using our newly populated query object and execute it.</text:p>
      <text:p text:style-name="P33">$db-&gt;setQuery($query);</text:p>
      <text:p text:style-name="P30">$db-&gt;execute();</text:p>
      <text:h text:style-name="Heading_20_3" text:outline-level="3"><text:bookmark text:name="Using_an_Object"/>Using an Object</text:h>
      <text:p text:style-name="Text_20_body">The <text:span text:style-name="Teletype">JDatabaseDriver</text:span> class also provides a convenient method for saving an object directly to the database allowing us to add a record to a table without writing a single line of SQL. </text:p>
      <text:p text:style-name="P33">// Create and populate an object.</text:p>
      <text:p text:style-name="P33">$profile = new stdClass();</text:p>
      <text:p text:style-name="P33">$profile-&gt;user_id = 1001;</text:p>
      <text:p text:style-name="P33">$profile-&gt;profile_key='custom.message';</text:p>
      <text:p text:style-name="P33">$profile-&gt;profile_value='Inserting a record using insertObject()';</text:p>
      <text:p text:style-name="P33">$profile-&gt;ordering=1;</text:p>
      <text:p text:style-name="P32"> </text:p>
      <text:p text:style-name="P33">// Insert the object into the user profile table.</text:p>
      <text:p text:style-name="P30">$result = JFactory::getDbo()-&gt;insertObject('#__user_profiles', $profile);</text:p>
      <text:p text:style-name="Text_20_body">Notice here that we do not need to escape the table name; the insertObject method does this for us. </text:p>
      <text:p text:style-name="Text_20_body">The insertObject method will throw a error if there is a problem inserting the record into the database table. </text:p>
      <text:p text:style-name="Text_20_body">We need to ensure that the record does not exist before attempting to insert it, so adding some kind of record check before executing the insertObject method would be recommended. </text:p>
      <text:h text:style-name="Heading_20_2" text:outline-level="2"><text:bookmark text:name="Updating_a_Record"/>Updating a Record</text:h>
      <text:h text:style-name="Heading_20_3" text:outline-level="3"><text:bookmark text:name="Using_SQL_2"/>Using SQL</text:h>
      <text:p text:style-name="Text_20_body">The <text:span text:style-name="Teletype">JDatabaseQuery</text:span> class also provides methods for building update queries, in particular <text:a xlink:type="simple" xlink:href="http://api.joomla.org/11.4/Joomla-Platform/Database/JDatabaseQuery.html#update" office:target-frame-name="_blank" xlink:show="new" text:style-name="Internet_20_link" text:visited-style-name="Visited_20_Internet_20_Link">update</text:a> and <text:a xlink:type="simple" xlink:href="http://api.joomla.org/11.4/Joomla-Platform/Database/JDatabaseQuery.html#set" office:target-frame-name="_blank" xlink:show="new" text:style-name="Internet_20_link" text:visited-style-name="Visited_20_Internet_20_Link">set</text:a>. We also reuse another method which we used when creating select statements, the where method. </text:p>
      <text:p text:style-name="P33">$db = JFactory::getDbo();</text:p>
      <text:p text:style-name="P32"> </text:p>
      <text:p text:style-name="P33">$query = $db-&gt;getQuery(true);</text:p>
      <text:p text:style-name="P32"> </text:p>
      <text:p text:style-name="P33">// Fields to update.</text:p>
      <text:p text:style-name="P33">$fields = array(</text:p>
      <text:p text:style-name="P32"><text:s text:c="4"/><text:span text:style-name="T1">$db-&gt;quoteName('profile_value') . ' = ' . $db-&gt;quote('Updating custom message for user 1001.'),</text:span></text:p>
      <text:p text:style-name="P32"><text:s text:c="4"/><text:span text:style-name="T1">$db-&gt;quoteName('ordering') . ' = 2'</text:span></text:p>
      <text:p text:style-name="P33">);</text:p>
      <text:p text:style-name="P32"> </text:p>
      <text:p text:style-name="P33">// Conditions for which records should be updated.</text:p>
      <text:p text:style-name="P33">$conditions = array(</text:p>
      <text:p text:style-name="P32"><text:s text:c="4"/><text:span text:style-name="T1">$db-&gt;quoteName('user_id') . ' = 42', </text:span></text:p>
      <text:p text:style-name="P32"><text:s text:c="4"/><text:span text:style-name="T1">$db-&gt;quoteName('profile_key') . ' = ' . $db-&gt;quote('custom.message')</text:span></text:p>
      <text:p text:style-name="P33">);</text:p>
      <text:p text:style-name="P32"> </text:p>
      <text:p text:style-name="P33"><text:soft-page-break/>$query-&gt;update($db-&gt;quoteName('#__user_profiles'))-&gt;set($fields)-&gt;where($conditions);</text:p>
      <text:p text:style-name="P32"> </text:p>
      <text:p text:style-name="P33">$db-&gt;setQuery($query);</text:p>
      <text:p text:style-name="P32"> </text:p>
      <text:p text:style-name="P30">$result = $db-&gt;execute();</text:p>
      <text:h text:style-name="Heading_20_3" text:outline-level="3"><text:bookmark text:name="Using_an_Object_2"/>Using an Object</text:h>
      <text:p text:style-name="Text_20_body">Like <text:span text:style-name="Teletype">insertObject</text:span>, the JDatabaseDriver class provides a convenience method for updating an object. </text:p>
      <text:p text:style-name="Text_20_body">Below we will update our custom table with new values using an existing id primary key: </text:p>
      <text:p text:style-name="P33">// Create an object for the record we are going to update.</text:p>
      <text:p text:style-name="P33">$object = new stdClass();</text:p>
      <text:p text:style-name="P32"> </text:p>
      <text:p text:style-name="P33">// Must be a valid primary key value.</text:p>
      <text:p text:style-name="P33">$object-&gt;id = 1;</text:p>
      <text:p text:style-name="P33">$object-&gt;title = 'My Custom Record';</text:p>
      <text:p text:style-name="P33">$object-&gt;description = 'A custom record being updated in the database.';</text:p>
      <text:p text:style-name="P32"> </text:p>
      <text:p text:style-name="P33">// Update their details in the users table using id as the primary key.</text:p>
      <text:p text:style-name="P30">$result = JFactory::getDbo()-&gt;updateObject('#__custom_table', $object, 'id');</text:p>
      <text:p text:style-name="Text_20_body">Just like insertObject, updateObject takes care of escaping table names for us. </text:p>
      <text:p text:style-name="Text_20_body">The updateObject method will throw a error if there is a problem updating the record into the database table. </text:p>
      <text:p text:style-name="Text_20_body">We need to ensure that the record already exists before attempting to update it, so we would probably add some kind of record check before executing the updateObject method. </text:p>
      <text:h text:style-name="Heading_20_2" text:outline-level="2"><text:bookmark text:name="Deleting_a_Record"/>Deleting a Record</text:h>
      <text:p text:style-name="Text_20_body">Finally, there is also a delete method to remove records from the database. </text:p>
      <text:p text:style-name="P33">$db = JFactory::getDbo();</text:p>
      <text:p text:style-name="P32"> </text:p>
      <text:p text:style-name="P33">$query = $db-&gt;getQuery(true);</text:p>
      <text:p text:style-name="P32"> </text:p>
      <text:p text:style-name="P33">// delete all custom keys for user 1001.</text:p>
      <text:p text:style-name="P33">$conditions = array(</text:p>
      <text:p text:style-name="P32"><text:s text:c="4"/><text:span text:style-name="T1">$db-&gt;quoteName('user_id') . ' = 1001', </text:span></text:p>
      <text:p text:style-name="P32"><text:s text:c="4"/><text:span text:style-name="T1">$db-&gt;quoteName('profile_key') . ' = ' . $db-&gt;quote('custom.%')</text:span></text:p>
      <text:p text:style-name="P33">);</text:p>
      <text:p text:style-name="P32"> </text:p>
      <text:p text:style-name="P33">$query-&gt;delete($db-&gt;quoteName('#__user_profiles'));</text:p>
      <text:p text:style-name="P33">$query-&gt;where($conditions);</text:p>
      <text:p text:style-name="P32"> </text:p>
      <text:p text:style-name="P33">$db-&gt;setQuery($query);</text:p>
      <text:p text:style-name="P32"> </text:p>
      <text:p text:style-name="P30">$result = $db-&gt;execute();</text:p>
      <text:p text:style-name="Standard"/>
      <text:p text:style-name="Standard"/>
      <text:h text:style-name="P27" text:outline-level="1">Selecting data using JDatabase</text:h>
      <text:h text:style-name="Heading_20_2" text:outline-level="2"><text:bookmark text:name="Introduction1"/>Introduction</text:h>
      <text:p text:style-name="Text_20_body">Joomla provides a sophisticated database abstraction layer to simplify the usage for third party developers. New versions of the Joomla Platform API provide additional functionality which extends the database layer further, and includes features such as connectors to a greater variety of database servers and the query chaining to improve readability of connection code and simplify SQL coding. </text:p>
      <text:p text:style-name="Text_20_body">Joomla can use different kinds of SQL database systems and run in a variety of environments with different table-prefixes. In addition to these functions, the class automatically creates the database connection. Besides instantiating the object you need just two lines of code to get a result from the database in a variety of formats. Using the Joomla database layer ensures a maximum of compatibility and flexibility for your extension. </text:p>
      <text:h text:style-name="Heading_20_2" text:outline-level="2"><text:bookmark text:name="The_Query1"/>The Query</text:h>
      <text:p text:style-name="Text_20_body">Joomla's database querying changed with the introduction of Joomla 1.6. The recommended way of building database queries is through "query chaining" (although string queries are still supported). </text:p>
      <text:p text:style-name="Text_20_body">Query chaining refers to a method of connecting a number of methods, one after the other, with each method returning an object that can support the next method, improving readability and simplifying code. </text:p>
      <text:p text:style-name="Text_20_body">To obtain a new instance of the JDatabaseQuery class we use the JDatabaseDriver getQuery method: </text:p>
      <text:p text:style-name="P33">$db = JFactory::getDbo();</text:p>
      <text:p text:style-name="P32"> </text:p>
      <text:p text:style-name="P30">$query = $db-&gt;getQuery(true);</text:p>
      <text:p text:style-name="Text_20_body">The JDatabaseDriver::getQuery takes an optional argument, $new, which can be true or false (the default being false). </text:p>
      <text:p text:style-name="Text_20_body">To query our data source we can call a number of JDatabaseQuery methods; these methods encapsulate the data source's query language (in most cases SQL), hiding query-specific syntax from the developer and increasing the portability of the developer's source code. </text:p>
      <text:p text:style-name="Text_20_body">Some of the more frequently used methods include; select, from, join, where and order. There are also methods such as insert, update and delete for modifying records in the data store. By chaining these and other method calls, you can create almost any query against your data store without compromising portability of your code. </text:p>
      <text:h text:style-name="Heading_20_2" text:outline-level="2"><text:bookmark text:name="Selecting_Records_from_a_Single_Table"/><text:soft-page-break/>Selecting Records from a Single Table</text:h>
      <text:p text:style-name="Text_20_body">Below is an example of creating a database query using the <text:span text:style-name="Teletype">JDatabaseQuery</text:span> class. Using the select, from, where and order methods, we can create queries which are flexible, easily readable and portable: </text:p>
      <text:p text:style-name="P33">// Get a db connection.</text:p>
      <text:p text:style-name="P33">$db = JFactory::getDbo();</text:p>
      <text:p text:style-name="P32"> </text:p>
      <text:p text:style-name="P33">// Create a new query object.</text:p>
      <text:p text:style-name="P33">$query = $db-&gt;getQuery(true);</text:p>
      <text:p text:style-name="P32"> </text:p>
      <text:p text:style-name="P33">// Select all records from the user profile table where key begins with "custom.".</text:p>
      <text:p text:style-name="P33">// Order it by the ordering field.</text:p>
      <text:p text:style-name="P33">$query-&gt;select($db-&gt;quoteName(array('user_id', 'profile_key', 'profile_value', 'ordering')));</text:p>
      <text:p text:style-name="P33">$query-&gt;from($db-&gt;quoteName('#__user_profiles'));</text:p>
      <text:p text:style-name="P33">$query-&gt;where($db-&gt;quoteName('profile_key') . ' LIKE '. $db-&gt;quote('\'custom.%\''));</text:p>
      <text:p text:style-name="P33">$query-&gt;order('ordering ASC');</text:p>
      <text:p text:style-name="P32"> </text:p>
      <text:p text:style-name="P33">// Reset the query using our newly populated query object.</text:p>
      <text:p text:style-name="P33">$db-&gt;setQuery($query);</text:p>
      <text:p text:style-name="P32"> </text:p>
      <text:p text:style-name="P33">// Load the results as a list of stdClass objects (see later for more options on retrieving data).</text:p>
      <text:p text:style-name="P30">$results = $db-&gt;loadObjectList();</text:p>
      <text:p text:style-name="Text_20_body">The query can also be chained to simplify further: </text:p>
      <text:p text:style-name="P33">$query</text:p>
      <text:p text:style-name="P32"><text:s text:c="4"/><text:span text:style-name="T1">-&gt;select($db-&gt;quoteName(array('user_id', 'profile_key', 'profile_value', 'ordering')))</text:span></text:p>
      <text:p text:style-name="P32"><text:s text:c="4"/><text:span text:style-name="T1">-&gt;from($db-&gt;quoteName('#__user_profiles'))</text:span></text:p>
      <text:p text:style-name="P32"><text:s text:c="4"/><text:span text:style-name="T1">-&gt;where($db-&gt;quoteName('profile_key') . ' LIKE '. $db-&gt;quote('\'custom.%\''))</text:span></text:p>
      <text:p text:style-name="P29"><text:s text:c="4"/><text:span text:style-name="T1">-&gt;order('ordering ASC');</text:span></text:p>
      <text:p text:style-name="Text_20_body">Chaining can become useful when queries become longer and more complex. </text:p>
      <text:p text:style-name="Text_20_body">Grouping can be achieved simply too. The following query would count the number of articles in each category. </text:p>
      <text:p text:style-name="P33">$query</text:p>
      <text:p text:style-name="P32"><text:s text:c="4"/><text:span text:style-name="T1">-&gt;select( array('catid', 'COUNT(*)') )</text:span></text:p>
      <text:p text:style-name="P32"><text:s text:c="4"/><text:span text:style-name="T1">-&gt;from($db-&gt;quoteName('#__content'))</text:span></text:p>
      <text:p text:style-name="P29"><text:s text:c="4"/><text:span text:style-name="T1">-&gt;group($db-&gt;quoteName('catid'));</text:span></text:p>
      <text:p text:style-name="Text_20_body">A limit can be set to a query using "setLimit". For example in the following query, it would return up to 10 records. </text:p>
      <text:p text:style-name="P33">$query</text:p>
      <text:p text:style-name="P32"><text:s text:c="4"/><text:span text:style-name="T1">-&gt;select($db-&gt;quoteName(array('user_id', 'profile_key', 'profile_value', 'ordering')))</text:span></text:p>
      <text:p text:style-name="P32"><text:s text:c="4"/><text:span text:style-name="T1">-&gt;from($db-&gt;quoteName('#__user_profiles'))</text:span></text:p>
      <text:p text:style-name="P29"><text:s text:c="4"/><text:span text:style-name="T1">-&gt;setLimit('10');</text:span></text:p>
      <text:h text:style-name="Heading_20_2" text:outline-level="2"><text:bookmark text:name="Selecting_Records_from_Multiple_Tables"/><text:soft-page-break/>Selecting Records from Multiple Tables</text:h>
      <text:p text:style-name="Text_20_body">Using the JDatabaseQuery's <text:a xlink:type="simple" xlink:href="http://api.joomla.org/11.4/Joomla-Platform/Database/JDatabaseQuery.html#join" office:target-frame-name="_blank" xlink:show="new" text:style-name="Internet_20_link" text:visited-style-name="Visited_20_Internet_20_Link">join</text:a> methods, we can select records from multiple related tables. The generic "join" method takes two arguments; the join "type" (inner, outer, left, right) and the join condition. In the following example you will notice that we can use all of the keywords we would normally use if we were writing a native SQL query, including the AS keyword for aliasing tables and the ON keyword for creating relationships between tables. Also note that the table alias is used in all methods which reference table columns (I.e. select, where, order). </text:p>
      <text:p text:style-name="P33">// Get a db connection.</text:p>
      <text:p text:style-name="P33">$db = JFactory::getDbo();</text:p>
      <text:p text:style-name="P32"> </text:p>
      <text:p text:style-name="P33">// Create a new query object.</text:p>
      <text:p text:style-name="P33">$query = $db-&gt;getQuery(true);</text:p>
      <text:p text:style-name="P32"> </text:p>
      <text:p text:style-name="P33">// Select all articles for users who have a username which starts with 'a'.</text:p>
      <text:p text:style-name="P33">// Order it by the created date.</text:p>
      <text:p text:style-name="P33">// Note by putting 'a' as a second parameter will generate `#__content` AS `a`</text:p>
      <text:p text:style-name="P33">$query</text:p>
      <text:p text:style-name="P32"><text:s text:c="4"/><text:span text:style-name="T1">-&gt;select(array('a.*', 'b.username', 'b.name'))</text:span></text:p>
      <text:p text:style-name="P32"><text:s text:c="4"/><text:span text:style-name="T1">-&gt;from($db-&gt;quoteName('#__content', 'a'))</text:span></text:p>
      <text:p text:style-name="P32"><text:s text:c="4"/><text:span text:style-name="T1">-&gt;join('INNER', $db-&gt;quoteName('#__users', 'b') . ' ON (' . $db-&gt;quoteName('a.created_by') . ' = ' . $db-&gt;quoteName('b.id') . ')')</text:span></text:p>
      <text:p text:style-name="P32"><text:s text:c="4"/><text:span text:style-name="T1">-&gt;where($db-&gt;quoteName('b.username') . ' LIKE \'a%\'')</text:span></text:p>
      <text:p text:style-name="P32"><text:s text:c="4"/><text:span text:style-name="T1">-&gt;order($db-&gt;quoteName('a.created') . ' DESC');</text:span></text:p>
      <text:p text:style-name="P32"> </text:p>
      <text:p text:style-name="P33">// Reset the query using our newly populated query object.</text:p>
      <text:p text:style-name="P33">$db-&gt;setQuery($query);</text:p>
      <text:p text:style-name="P32"> </text:p>
      <text:p text:style-name="P33">// Load the results as a list of stdClass objects (see later for more options on retrieving data).</text:p>
      <text:p text:style-name="P30">$results = $db-&gt;loadObjectList();</text:p>
      <text:p text:style-name="Text_20_body">The join method above enables us to query both the content and user tables, retrieving articles with their author details. There are also convenience methods for joins: </text:p>
      <text:list xml:id="list4887957717989476808" text:style-name="L3">
        <text:list-item>
          <text:p text:style-name="P20"><text:a xlink:type="simple" xlink:href="http://api.joomla.org/cms-3/classes/JDatabaseQuery.html#method_innerJoin" office:target-frame-name="_blank" xlink:show="new" text:style-name="Internet_20_link" text:visited-style-name="Visited_20_Internet_20_Link">innerJoin()</text:a> </text:p>
        </text:list-item>
        <text:list-item>
          <text:p text:style-name="P20"><text:a xlink:type="simple" xlink:href="http://api.joomla.org/cms-3/classes/JDatabaseQuery.html#method_leftJoin" office:target-frame-name="_blank" xlink:show="new" text:style-name="Internet_20_link" text:visited-style-name="Visited_20_Internet_20_Link">leftJoin()</text:a> </text:p>
        </text:list-item>
        <text:list-item>
          <text:p text:style-name="P20"><text:a xlink:type="simple" xlink:href="http://api.joomla.org/cms-3/classes/JDatabaseQuery.html#method_rightJoin" office:target-frame-name="_blank" xlink:show="new" text:style-name="Internet_20_link" text:visited-style-name="Visited_20_Internet_20_Link">rightJoin()</text:a> </text:p>
        </text:list-item>
        <text:list-item>
          <text:p text:style-name="P3"><text:a xlink:type="simple" xlink:href="http://api.joomla.org/cms-3/classes/JDatabaseQuery.html#method_outerJoin" office:target-frame-name="_blank" xlink:show="new" text:style-name="Internet_20_link" text:visited-style-name="Visited_20_Internet_20_Link">outerJoin()</text:a> </text:p>
        </text:list-item>
      </text:list>
      <text:p text:style-name="Text_20_body">We can use multiple joins to query across more than two tables: </text:p>
      <text:p text:style-name="P33">$query</text:p>
      <text:p text:style-name="P32"><text:s text:c="4"/><text:span text:style-name="T1">-&gt;select(array('a.*', 'b.username', 'b.name', 'c.*', 'd.*'))</text:span></text:p>
      <text:p text:style-name="P32"><text:s text:c="4"/><text:span text:style-name="T1">-&gt;from($db-&gt;quoteName('#__content', 'a'))</text:span></text:p>
      <text:p text:style-name="P32"><text:s text:c="4"/><text:span text:style-name="T1">-&gt;join('INNER', $db-&gt;quoteName('#__users', 'b') . ' ON (' . $db-&gt;quoteName('a.created_by') . ' = ' . $db-&gt;quoteName('b.id') . ')')</text:span></text:p>
      <text:p text:style-name="P32"><text:s text:c="4"/><text:span text:style-name="T1">-&gt;join('LEFT', $db-&gt;quoteName('#__user_profiles', 'c') . ' ON (' . $db-&gt;quoteName('b.id') . ' = ' . $db-&gt;quoteName('c.user_id') . ')')</text:span></text:p>
      <text:p text:style-name="P32"><text:s text:c="4"/><text:span text:style-name="T1">-&gt;join('RIGHT', $db-&gt;quoteName('#__categories', 'd') . ' ON (' . $db-&gt;quoteName('a.catid') . ' = ' . $db-&gt;quoteName('d.id') . ')')</text:span></text:p>
      <text:p text:style-name="P32"><text:s text:c="4"/><text:span text:style-name="T1">-&gt;where($db-&gt;quoteName('b.username') . ' LIKE \'a%\'')</text:span></text:p>
      <text:p text:style-name="P29"><text:s text:c="4"/><text:span text:style-name="T1">-&gt;order($db-&gt;quoteName('a.created') . ' DESC');</text:span></text:p>
      <text:p text:style-name="Text_20_body">Notice how chaining makes the source code much more readable for these longer queries. </text:p>
      <text:p text:style-name="Text_20_body"><text:soft-page-break/>In some cases, you will also need to use the AS clause when selecting items to avoid column name conflicts. In this case, multiple select statements can be chained in conjunction with using the second parameter of $db-&gt;quoteName. </text:p>
      <text:p text:style-name="P33">$query</text:p>
      <text:p text:style-name="P32"><text:s text:c="4"/><text:span text:style-name="T1">-&gt;select('a.*')</text:span></text:p>
      <text:p text:style-name="P32"><text:s text:c="4"/><text:span text:style-name="T1">-&gt;select($db-&gt;quoteName('b.username', 'username'))</text:span></text:p>
      <text:p text:style-name="P32"><text:s text:c="4"/><text:span text:style-name="T1">-&gt;select($db-&gt;quoteName('b.name', 'name'))</text:span></text:p>
      <text:p text:style-name="P32"><text:s text:c="4"/><text:span text:style-name="T1">-&gt;from($db-&gt;quoteName('#__content', 'a'))</text:span></text:p>
      <text:p text:style-name="P32"><text:s text:c="4"/><text:span text:style-name="T1">-&gt;join('INNER', $db-&gt;quoteName('#__users', 'b') . ' ON (' . $db-&gt;quoteName('a.created_by') . ' = ' . $db-&gt;quoteName('b.id') . ')')</text:span></text:p>
      <text:p text:style-name="P32"><text:s text:c="4"/><text:span text:style-name="T1">-&gt;where($db-&gt;quoteName('b.username') . ' LIKE \'a%\'')</text:span></text:p>
      <text:p text:style-name="P29"><text:s text:c="4"/><text:span text:style-name="T1">-&gt;order($db-&gt;quoteName('a.created') . ' DESC');</text:span></text:p>
      <text:p text:style-name="Text_20_body">A second array can also be used as the second parameter of the select statement to populate the values of the AS clause. Remember to include nulls in the second array to correspond to columns in the first array that you don't want to use the AS clause for: </text:p>
      <text:p text:style-name="P33">$query</text:p>
      <text:p text:style-name="P32"><text:s text:c="4"/><text:span text:style-name="T1">-&gt;select(array('a.*'))</text:span></text:p>
      <text:p text:style-name="P32"><text:s text:c="4"/><text:span text:style-name="T1">-&gt;select($db-&gt;quoteName(array('b.username', 'b.name'), array('username', 'name')))</text:span></text:p>
      <text:p text:style-name="P32"><text:s text:c="4"/><text:span text:style-name="T1">-&gt;from($db-&gt;quoteName('#__content', 'a'))</text:span></text:p>
      <text:p text:style-name="P32"><text:s text:c="4"/><text:span text:style-name="T1">-&gt;join('INNER', $db-&gt;quoteName('#__users', 'b') . ' ON (' . $db-&gt;quoteName('a.created_by') . ' = ' . $db-&gt;quoteName('b.id') . ')')</text:span></text:p>
      <text:p text:style-name="P32"><text:s text:c="4"/><text:span text:style-name="T1">-&gt;where($db-&gt;quoteName('b.username') . ' LIKE \'a%\'')</text:span></text:p>
      <text:p text:style-name="P29"><text:s text:c="4"/><text:span text:style-name="T1">-&gt;order($db-&gt;quoteName('a.created') . ' DESC');</text:span></text:p>
      <text:p text:style-name="Text_20_body"/>
      <text:h text:style-name="Heading_20_2" text:outline-level="2"><text:bookmark text:name="Query_Results"/>Query Results</text:h>
      <text:p text:style-name="Text_20_body">The database class contains many methods for working with a query's result set. </text:p>
      <text:h text:style-name="Heading_20_3" text:outline-level="3"><text:bookmark text:name="Single_Value_Result"/>Single Value Result</text:h>
      <text:h text:style-name="Heading_20_4" text:outline-level="4"><text:bookmark text:name="loadResult.28.29"/>loadResult()</text:h>
      <text:p text:style-name="Text_20_body">Use <text:span text:style-name="T3">loadResult()</text:span> when you expect just a single value back from your database query. </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Table_20_Heading">id </text:p>
          </table:table-cell>
          <table:table-cell table:style-name="Tabela1.A1" office:value-type="string">
            <text:p text:style-name="Table_20_Heading">name </text:p>
          </table:table-cell>
          <table:table-cell table:style-name="Tabela1.A1" office:value-type="string">
            <text:p text:style-name="Table_20_Heading">email </text:p>
          </table:table-cell>
          <table:table-cell table:style-name="Tabela1.A1" office:value-type="string">
            <text:p text:style-name="Table_20_Heading">username </text:p>
          </table:table-cell>
        </table:table-row>
        <table:table-row>
          <table:table-cell table:style-name="Tabela1.A1" office:value-type="string">
            <text:p text:style-name="Table_20_Contents">1 </text:p>
          </table:table-cell>
          <table:table-cell table:style-name="Tabela1.B2" office:value-type="string">
            <text:p text:style-name="Table_20_Contents">John Smith </text:p>
          </table:table-cell>
          <table:table-cell table:style-name="Tabela1.A1" office:value-type="string">
            <text:p text:style-name="Table_20_Contents">johnsmith@domain.example </text:p>
          </table:table-cell>
          <table:table-cell table:style-name="Tabela1.A1" office:value-type="string">
            <text:p text:style-name="Table_20_Contents">johnsmith </text:p>
          </table:table-cell>
        </table:table-row>
        <table:table-row>
          <table:table-cell table:style-name="Tabela1.A1" office:value-type="string">
            <text:p text:style-name="Table_20_Contents">2 </text:p>
          </table:table-cell>
          <table:table-cell table:style-name="Tabela1.A1" office:value-type="string">
            <text:p text:style-name="Table_20_Contents">Magda Hellman </text:p>
          </table:table-cell>
          <table:table-cell table:style-name="Tabela1.A1" office:value-type="string">
            <text:p text:style-name="Table_20_Contents">magda_h@domain.example </text:p>
          </table:table-cell>
          <table:table-cell table:style-name="Tabela1.A1" office:value-type="string">
            <text:p text:style-name="Table_20_Contents">magdah </text:p>
          </table:table-cell>
        </table:table-row>
        <table:table-row>
          <table:table-cell table:style-name="Tabela1.A1" office:value-type="string">
            <text:p text:style-name="Table_20_Contents">3 </text:p>
          </table:table-cell>
          <table:table-cell table:style-name="Tabela1.A1" office:value-type="string">
            <text:p text:style-name="Table_20_Contents">Yvonne de Gaulle </text:p>
          </table:table-cell>
          <table:table-cell table:style-name="Tabela1.A1" office:value-type="string">
            <text:p text:style-name="Table_20_Contents">ydg@domain.example </text:p>
          </table:table-cell>
          <table:table-cell table:style-name="Tabela1.A1" office:value-type="string">
            <text:p text:style-name="Table_20_Contents">ydegaulle </text:p>
          </table:table-cell>
        </table:table-row>
      </table:table>
      <text:p text:style-name="Text_20_body">This is often the result of a 'count' query to get a number of records: </text:p>
      <text:p text:style-name="P33">$db = JFactory::getDbo();</text:p>
      <text:p text:style-name="P33">$query = $db-&gt;getQuery(true);</text:p>
      <text:p text:style-name="P33">$query-&gt;select('COUNT(*)');</text:p>
      <text:p text:style-name="P33">$query-&gt;from($db-&gt;quoteName('#__my_table'));</text:p>
      <text:p text:style-name="P33">$query-&gt;where($db-&gt;quoteName('name')." = ".$db-&gt;quote($value));</text:p>
      <text:p text:style-name="P32"> </text:p>
      <text:p text:style-name="P33">// Reset the query using our newly populated query object.</text:p>
      <text:p text:style-name="P33">$db-&gt;setQuery($query);</text:p>
      <text:p text:style-name="P30">$count = $db-&gt;loadResult();</text:p>
      <text:p text:style-name="Text_20_body"><text:soft-page-break/>or where you are just looking for a single field from a single row of the table (or possibly a single field from the first row returned). </text:p>
      <text:p text:style-name="P33">$db = JFactory::getDbo();</text:p>
      <text:p text:style-name="P33">$query = $db-&gt;getQuery(true);</text:p>
      <text:p text:style-name="P33">$query-&gt;select('field_name');</text:p>
      <text:p text:style-name="P33">$query-&gt;from($db-&gt;quoteName('#__my_table'));</text:p>
      <text:p text:style-name="P33">$query-&gt;where($db-&gt;quoteName('some_name')." = ".$db-&gt;quote($some_value));</text:p>
      <text:p text:style-name="P32"> </text:p>
      <text:p text:style-name="P33">$db-&gt;setQuery($query);</text:p>
      <text:p text:style-name="P30">$result = $db-&gt;loadResult();</text:p>
      <text:p text:style-name="Text_20_body"/>
      <text:h text:style-name="Heading_20_3" text:outline-level="3"><text:bookmark text:name="Single_Row_Results"/>Single Row Results</text:h>
      <text:p text:style-name="Text_20_body">Each of these results functions will return a single record from the database even though there may be several records that meet the criteria that you have set. To get more records you need to call the function again. </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Table_20_Heading">id </text:p>
          </table:table-cell>
          <table:table-cell table:style-name="Tabela2.A1" office:value-type="string">
            <text:p text:style-name="Table_20_Heading">name </text:p>
          </table:table-cell>
          <table:table-cell table:style-name="Tabela2.A1" office:value-type="string">
            <text:p text:style-name="Table_20_Heading">email </text:p>
          </table:table-cell>
          <table:table-cell table:style-name="Tabela2.A1" office:value-type="string">
            <text:p text:style-name="Table_20_Heading">username </text:p>
          </table:table-cell>
        </table:table-row>
        <table:table-row table:style-name="Tabela2.2">
          <table:table-cell table:style-name="Tabela2.A1" office:value-type="string">
            <text:p text:style-name="Table_20_Contents">1 </text:p>
          </table:table-cell>
          <table:table-cell table:style-name="Tabela2.A1" office:value-type="string">
            <text:p text:style-name="Table_20_Contents">John Smith </text:p>
          </table:table-cell>
          <table:table-cell table:style-name="Tabela2.A1" office:value-type="string">
            <text:p text:style-name="Table_20_Contents">johnsmith@domain.example </text:p>
          </table:table-cell>
          <table:table-cell table:style-name="Tabela2.A1" office:value-type="string">
            <text:p text:style-name="Table_20_Contents">johnsmith </text:p>
          </table:table-cell>
        </table:table-row>
        <table:table-row>
          <table:table-cell table:style-name="Tabela2.A1" office:value-type="string">
            <text:p text:style-name="Table_20_Contents">2 </text:p>
          </table:table-cell>
          <table:table-cell table:style-name="Tabela2.A1" office:value-type="string">
            <text:p text:style-name="Table_20_Contents">Magda Hellman </text:p>
          </table:table-cell>
          <table:table-cell table:style-name="Tabela2.A1" office:value-type="string">
            <text:p text:style-name="Table_20_Contents">magda_h@domain.example </text:p>
          </table:table-cell>
          <table:table-cell table:style-name="Tabela2.A1" office:value-type="string">
            <text:p text:style-name="Table_20_Contents">magdah </text:p>
          </table:table-cell>
        </table:table-row>
        <table:table-row>
          <table:table-cell table:style-name="Tabela2.A1" office:value-type="string">
            <text:p text:style-name="Table_20_Contents">3 </text:p>
          </table:table-cell>
          <table:table-cell table:style-name="Tabela2.A1" office:value-type="string">
            <text:p text:style-name="Table_20_Contents">Yvonne de Gaulle </text:p>
          </table:table-cell>
          <table:table-cell table:style-name="Tabela2.A1" office:value-type="string">
            <text:p text:style-name="Table_20_Contents">ydg@domain.example </text:p>
          </table:table-cell>
          <table:table-cell table:style-name="Tabela2.A1" office:value-type="string">
            <text:p text:style-name="Table_20_Contents">ydegaulle </text:p>
          </table:table-cell>
        </table:table-row>
      </table:table>
      <text:h text:style-name="Heading_20_4" text:outline-level="4"><text:bookmark text:name="loadRow.28.29"/>loadRow()</text:h>
      <text:p text:style-name="Text_20_body"><text:span text:style-name="Teletype">loadRow()</text:span> returns an indexed array from a single record in the table: </text:p>
      <text:p text:style-name="P33">. . .</text:p>
      <text:p text:style-name="P33">$db-&gt;setQuery($query);</text:p>
      <text:p text:style-name="P33">$row = $db-&gt;loadRow();</text:p>
      <text:p text:style-name="P30">print_r($row);</text:p>
      <text:p text:style-name="Text_20_body">will give: </text:p>
      <text:p text:style-name="P28">Array ( [0] =&gt; 1, [1] =&gt; John Smith, [2] =&gt; johnsmith@domain.example, [3] =&gt; johnsmith ) </text:p>
      <text:p text:style-name="Text_20_body">You can access the individual values by using:</text:p>
      <text:p text:style-name="P28">$row['index'] // e.g. $row['2']</text:p>
      <text:p text:style-name="Text_20_body">Notes: </text:p>
      <text:list xml:id="list8120206046336485778" text:style-name="L4">
        <text:list-item>
          <text:p text:style-name="P21">The array indices are numeric starting from zero. </text:p>
        </text:list-item>
        <text:list-item>
          <text:p text:style-name="P4">Whilst you can repeat the call to get further rows, one of the functions that returns multiple rows might be more useful. </text:p>
        </text:list-item>
      </text:list>
      <text:h text:style-name="Heading_20_4" text:outline-level="4"><text:bookmark text:name="loadAssoc.28.29"/>loadAssoc()</text:h>
      <text:p text:style-name="Text_20_body"><text:span text:style-name="Teletype">loadAssoc()</text:span> returns an associated array from a single record in the table: </text:p>
      <text:p text:style-name="P33">. . .</text:p>
      <text:p text:style-name="P33">$db-&gt;setQuery($query);</text:p>
      <text:p text:style-name="P33">$row = $db-&gt;loadAssoc();</text:p>
      <text:p text:style-name="P30">print_r($row);</text:p>
      <text:p text:style-name="Text_20_body"><text:soft-page-break/>will give: </text:p>
      <text:p text:style-name="P28">Array ( [id] =&gt; 1, [name] =&gt; John Smith, [email] =&gt; johnsmith@domain.example, [username] =&gt; johnsmith )</text:p>
      <text:p text:style-name="Text_20_body">You can access the individual values by using:</text:p>
      <text:p text:style-name="P28">$row['name'] // e.g. $row['email']</text:p>
      <text:p text:style-name="Text_20_body">Notes: </text:p>
      <text:list xml:id="list4270484003875227192" text:style-name="L5">
        <text:list-item>
          <text:p text:style-name="P5">Whilst you can repeat the call to get further rows, one of the functions that returns multiple rows might be more useful. </text:p>
        </text:list-item>
      </text:list>
      <text:h text:style-name="Heading_20_4" text:outline-level="4"><text:bookmark text:name="loadObject.28.29"/>loadObject()</text:h>
      <text:p text:style-name="Text_20_body">loadObject returns a PHP object from a single record in the table: </text:p>
      <text:p text:style-name="P33">. . .</text:p>
      <text:p text:style-name="P33">$db-&gt;setQuery($query);</text:p>
      <text:p text:style-name="P33">$result = $db-&gt;loadObject();</text:p>
      <text:p text:style-name="P30">print_r($result);</text:p>
      <text:p text:style-name="Text_20_body">will give: </text:p>
      <text:p text:style-name="P28">stdClass Object ( [id] =&gt; 1, [name] =&gt; John Smith, [email] =&gt; johnsmith@domain.example, [username] =&gt; johnsmith )</text:p>
      <text:p text:style-name="Text_20_body">You can access the individual values by using:</text:p>
      <text:p text:style-name="P28">$result-&gt;index // e.g. $result-&gt;email</text:p>
      <text:p text:style-name="Text_20_body">Notes: </text:p>
      <text:list xml:id="list8055187007731126524" text:style-name="L6">
        <text:list-item>
          <text:p text:style-name="P6">Whilst you can repeat the call to get further rows, one of the functions that returns multiple rows might be more useful. </text:p>
        </text:list-item>
      </text:list>
      <text:h text:style-name="Heading_20_3" text:outline-level="3"><text:bookmark text:name="Single_Column_Results"/>Single Column Results</text:h>
      <text:p text:style-name="Text_20_body">Each of these results functions will return a single column from the database. </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Table_20_Heading">id </text:p>
          </table:table-cell>
          <table:table-cell table:style-name="Tabela3.A1" office:value-type="string">
            <text:p text:style-name="Table_20_Heading">name </text:p>
          </table:table-cell>
          <table:table-cell table:style-name="Tabela3.A1" office:value-type="string">
            <text:p text:style-name="Table_20_Heading">email </text:p>
          </table:table-cell>
          <table:table-cell table:style-name="Tabela3.A1" office:value-type="string">
            <text:p text:style-name="Table_20_Heading">username </text:p>
          </table:table-cell>
        </table:table-row>
        <table:table-row>
          <table:table-cell table:style-name="Tabela3.A1" office:value-type="string">
            <text:p text:style-name="Table_20_Contents">1 </text:p>
          </table:table-cell>
          <table:table-cell table:style-name="Tabela3.B2" office:value-type="string">
            <text:p text:style-name="Table_20_Contents">John Smith </text:p>
          </table:table-cell>
          <table:table-cell table:style-name="Tabela3.A1" office:value-type="string">
            <text:p text:style-name="Table_20_Contents">johnsmith@domain.example </text:p>
          </table:table-cell>
          <table:table-cell table:style-name="Tabela3.A1" office:value-type="string">
            <text:p text:style-name="Table_20_Contents">johnsmith </text:p>
          </table:table-cell>
        </table:table-row>
        <table:table-row>
          <table:table-cell table:style-name="Tabela3.A1" office:value-type="string">
            <text:p text:style-name="Table_20_Contents">2 </text:p>
          </table:table-cell>
          <table:table-cell table:style-name="Tabela3.B2" office:value-type="string">
            <text:p text:style-name="Table_20_Contents">Magda Hellman </text:p>
          </table:table-cell>
          <table:table-cell table:style-name="Tabela3.A1" office:value-type="string">
            <text:p text:style-name="Table_20_Contents">magda_h@domain.example </text:p>
          </table:table-cell>
          <table:table-cell table:style-name="Tabela3.A1" office:value-type="string">
            <text:p text:style-name="Table_20_Contents">magdah </text:p>
          </table:table-cell>
        </table:table-row>
        <table:table-row>
          <table:table-cell table:style-name="Tabela3.A1" office:value-type="string">
            <text:p text:style-name="Table_20_Contents">3 </text:p>
          </table:table-cell>
          <table:table-cell table:style-name="Tabela3.B2" office:value-type="string">
            <text:p text:style-name="Table_20_Contents">Yvonne de Gaulle </text:p>
          </table:table-cell>
          <table:table-cell table:style-name="Tabela3.A1" office:value-type="string">
            <text:p text:style-name="Table_20_Contents">ydg@domain.example </text:p>
          </table:table-cell>
          <table:table-cell table:style-name="Tabela3.A1" office:value-type="string">
            <text:p text:style-name="Table_20_Contents">ydegaulle </text:p>
          </table:table-cell>
        </table:table-row>
      </table:table>
      <text:h text:style-name="Heading_20_4" text:outline-level="4"><text:bookmark text:name="loadColumn.28.29"/>loadColumn()</text:h>
      <text:p text:style-name="Text_20_body"><text:span text:style-name="Teletype">loadColumn()</text:span> returns an indexed array from a single column in the table: </text:p>
      <text:p text:style-name="P33">$query-&gt;select('name'));</text:p>
      <text:p text:style-name="P32"><text:s text:c="6"/><text:span text:style-name="T1">-&gt;from . . .";</text:span></text:p>
      <text:p text:style-name="P33">. . .</text:p>
      <text:p text:style-name="P33">$db-&gt;setQuery($query);</text:p>
      <text:p text:style-name="P33">$column= $db-&gt;loadColumn();</text:p>
      <text:p text:style-name="P30">print_r($column);</text:p>
      <text:p text:style-name="Text_20_body">will give: </text:p>
      <text:p text:style-name="P28"><text:soft-page-break/>Array ( [0] =&gt; John Smith, [1] =&gt; Magda Hellman, [2] =&gt; Yvonne de Gaulle )</text:p>
      <text:p text:style-name="Text_20_body">You can access the individual values by using:</text:p>
      <text:p text:style-name="P28">$column['index'] // e.g. $column['2']</text:p>
      <text:p text:style-name="Text_20_body">Notes: </text:p>
      <text:list xml:id="list8872145094633973667" text:style-name="L7">
        <text:list-item>
          <text:p text:style-name="P22">The array indices are numeric starting from zero. </text:p>
        </text:list-item>
        <text:list-item>
          <text:p text:style-name="P7"><text:span text:style-name="Teletype">loadColumn()</text:span> is equivalent to loadColumn(0). </text:p>
        </text:list-item>
      </text:list>
      <text:h text:style-name="Heading_20_4" text:outline-level="4"><text:bookmark text:name="loadColumn.28.24index.29"/>loadColumn($index)</text:h>
      <text:p text:style-name="Text_20_body">loadColumn($index) returns an indexed array from a single column in the table: </text:p>
      <text:p text:style-name="P33">$query-&gt;select(array('name', 'email', 'username'));</text:p>
      <text:p text:style-name="P32"><text:s text:c="6"/><text:span text:style-name="T1">-&gt;from . . .";</text:span></text:p>
      <text:p text:style-name="P33">. . .</text:p>
      <text:p text:style-name="P33">$db-&gt;setQuery($query);</text:p>
      <text:p text:style-name="P33">$column= $db-&gt;loadColumn(1);</text:p>
      <text:p text:style-name="P30">print_r($column);</text:p>
      <text:p text:style-name="Text_20_body">will give: </text:p>
      <text:p text:style-name="P28">Array ( [0] =&gt; johnsmith@domain.example, [1] =&gt; magda_h@domain.example, [2] =&gt; ydg@domain.example )</text:p>
      <text:p text:style-name="Text_20_body">You can access the individual values by using:</text:p>
      <text:p text:style-name="P28">$column['index'] // e.g. $column['2']</text:p>
      <text:p text:style-name="Text_20_body">loadColumn($index) allows you to iterate through a series of columns in the results </text:p>
      <text:p text:style-name="P33">. . .</text:p>
      <text:p text:style-name="P33">$db-&gt;setQuery($query);</text:p>
      <text:p text:style-name="P33">for ( $i = 0; $i &lt;= 2; $i++ ) {</text:p>
      <text:p text:style-name="P32"><text:s text:c="2"/><text:span text:style-name="T1">$column= $db-&gt;loadColumn($i);</text:span></text:p>
      <text:p text:style-name="P32"><text:s text:c="2"/><text:span text:style-name="T1">print_r($column);</text:span></text:p>
      <text:p text:style-name="P30">}</text:p>
      <text:p text:style-name="Text_20_body">will give: </text:p>
      <text:p text:style-name="Preformatted_20_Text">Array ( [0] =&gt; John Smith, [1] =&gt; Magda Hellman, [2] =&gt; Yvonne de Gaulle ),</text:p>
      <text:p text:style-name="Preformatted_20_Text">Array ( [0] =&gt; johnsmith@domain.example, [1] =&gt; magda_h@domain.example, [2] =&gt; ydg@domain.example ),</text:p>
      <text:p text:style-name="P28">Array ( [0] =&gt; johnsmith, [1] =&gt; magdah, [2] =&gt; ydegaulle )</text:p>
      <text:p text:style-name="Text_20_body">Notes: </text:p>
      <text:list xml:id="list7839925400556269826" text:style-name="L8">
        <text:list-item>
          <text:p text:style-name="P8">The array indices are numeric starting from zero. </text:p>
        </text:list-item>
      </text:list>
      <text:h text:style-name="Heading_20_3" text:outline-level="3"><text:bookmark text:name="Multi-Row_Results"/>Multi-Row Results</text:h>
      <text:p text:style-name="Text_20_body">Each of these results functions will return multiple records from the database. </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Table_20_Heading">id </text:p>
          </table:table-cell>
          <table:table-cell table:style-name="Tabela4.A1" office:value-type="string">
            <text:p text:style-name="Table_20_Heading">name </text:p>
          </table:table-cell>
          <table:table-cell table:style-name="Tabela4.A1" office:value-type="string">
            <text:p text:style-name="Table_20_Heading">email </text:p>
          </table:table-cell>
          <table:table-cell table:style-name="Tabela4.A1" office:value-type="string">
            <text:p text:style-name="Table_20_Heading">username </text:p>
          </table:table-cell>
        </table:table-row>
        <table:table-row table:style-name="Tabela4.2">
          <table:table-cell table:style-name="Tabela4.A1" office:value-type="string">
            <text:p text:style-name="Table_20_Contents">1 </text:p>
          </table:table-cell>
          <table:table-cell table:style-name="Tabela4.A1" office:value-type="string">
            <text:p text:style-name="Table_20_Contents">John Smith </text:p>
          </table:table-cell>
          <table:table-cell table:style-name="Tabela4.A1" office:value-type="string">
            <text:p text:style-name="Table_20_Contents">johnsmith@domain.example </text:p>
          </table:table-cell>
          <table:table-cell table:style-name="Tabela4.A1" office:value-type="string">
            <text:p text:style-name="Table_20_Contents">johnsmith </text:p>
          </table:table-cell>
        </table:table-row>
        <table:table-row table:style-name="Tabela4.2">
          <table:table-cell table:style-name="Tabela4.A1" office:value-type="string">
            <text:p text:style-name="Table_20_Contents">2 </text:p>
          </table:table-cell>
          <table:table-cell table:style-name="Tabela4.A1" office:value-type="string">
            <text:p text:style-name="Table_20_Contents">Magda Hellman </text:p>
          </table:table-cell>
          <table:table-cell table:style-name="Tabela4.A1" office:value-type="string">
            <text:p text:style-name="Table_20_Contents">magda_h@domain.example </text:p>
          </table:table-cell>
          <table:table-cell table:style-name="Tabela4.A1" office:value-type="string">
            <text:p text:style-name="Table_20_Contents">magdah </text:p>
          </table:table-cell>
        </table:table-row>
        <text:soft-page-break/>
        <table:table-row table:style-name="Tabela4.2">
          <table:table-cell table:style-name="Tabela4.A1" office:value-type="string">
            <text:p text:style-name="Table_20_Contents">3 </text:p>
          </table:table-cell>
          <table:table-cell table:style-name="Tabela4.A1" office:value-type="string">
            <text:p text:style-name="Table_20_Contents">Yvonne de Gaulle </text:p>
          </table:table-cell>
          <table:table-cell table:style-name="Tabela4.A1" office:value-type="string">
            <text:p text:style-name="Table_20_Contents">ydg@domain.example </text:p>
          </table:table-cell>
          <table:table-cell table:style-name="Tabela4.A1" office:value-type="string">
            <text:p text:style-name="Table_20_Contents">ydegaulle </text:p>
          </table:table-cell>
        </table:table-row>
      </table:table>
      <text:h text:style-name="Heading_20_4" text:outline-level="4"><text:bookmark text:name="loadRowList.28.29"/>loadRowList()</text:h>
      <text:p text:style-name="Text_20_body"><text:span text:style-name="Teletype">loadRowList()</text:span> returns an indexed array of indexed arrays from the table records returned by the query: </text:p>
      <text:p text:style-name="P33">. . .</text:p>
      <text:p text:style-name="P33">$db-&gt;setQuery($query);</text:p>
      <text:p text:style-name="P33">$row = $db-&gt;loadRowList();</text:p>
      <text:p text:style-name="P30">print_r($row);</text:p>
      <text:p text:style-name="Text_20_body">will give (with line breaks added for clarity): </text:p>
      <text:p text:style-name="Preformatted_20_Text">Array ( </text:p>
      <text:p text:style-name="Preformatted_20_Text">[0] =&gt; Array ( [0] =&gt; 1, [1] =&gt; John Smith, [2] =&gt; johnsmith@domain.example, [3] =&gt; johnsmith ), </text:p>
      <text:p text:style-name="Preformatted_20_Text">[1] =&gt; Array ( [0] =&gt; 2, [1] =&gt; Magda Hellman, [2] =&gt; magda_h@domain.example, [3] =&gt; magdah ), </text:p>
      <text:p text:style-name="Preformatted_20_Text">[2] =&gt; Array ( [0] =&gt; 3, [1] =&gt; Yvonne de Gaulle, [2] =&gt; ydg@domain.example, [3] =&gt; ydegaulle ) </text:p>
      <text:p text:style-name="P28">)</text:p>
      <text:p text:style-name="Text_20_body">You can access the individual rows by using:</text:p>
      <text:p text:style-name="P28">$row['index'] // e.g. $row['2']</text:p>
      <text:p text:style-name="Text_20_body">and you can access the individual values by using:</text:p>
      <text:p text:style-name="P28">$row['index']['index'] // e.g. $row['2']['3']</text:p>
      <text:p text:style-name="Text_20_body">Notes: </text:p>
      <text:list xml:id="list3637796415766842678" text:style-name="L9">
        <text:list-item>
          <text:p text:style-name="P9">The array indices are numeric starting from zero. </text:p>
        </text:list-item>
      </text:list>
      <text:h text:style-name="Heading_20_4" text:outline-level="4"><text:bookmark text:name="loadAssocList.28.29"/>loadAssocList()</text:h>
      <text:p text:style-name="Text_20_body"><text:span text:style-name="Teletype">loadAssocList()</text:span> returns an indexed array of associated arrays from the table records returned by the query: </text:p>
      <text:p text:style-name="P33">. . .</text:p>
      <text:p text:style-name="P33">$db-&gt;setQuery($query);</text:p>
      <text:p text:style-name="P33">$row = $db-&gt;loadAssocList();</text:p>
      <text:p text:style-name="P30">print_r($row);</text:p>
      <text:p text:style-name="Text_20_body">will give (with line breaks added for clarity): </text:p>
      <text:p text:style-name="Preformatted_20_Text">Array ( </text:p>
      <text:p text:style-name="Preformatted_20_Text">[0] =&gt; Array ( [id] =&gt; 1, [name] =&gt; John Smith, [email] =&gt; johnsmith@domain.example, [username] =&gt; johnsmith ), </text:p>
      <text:p text:style-name="Preformatted_20_Text">[1] =&gt; Array ( [id] =&gt; 2, [name] =&gt; Magda Hellman, [email] =&gt; magda_h@domain.example, [username] =&gt; magdah ), </text:p>
      <text:p text:style-name="Preformatted_20_Text">[2] =&gt; Array ( [id] =&gt; 3, [name] =&gt; Yvonne de Gaulle, [email] =&gt; ydg@domain.example, [username] =&gt; ydegaulle ) </text:p>
      <text:p text:style-name="P28">) </text:p>
      <text:p text:style-name="Text_20_body">You can access the individual rows by using:</text:p>
      <text:p text:style-name="P28">$row['index'] // e.g. $row['2']</text:p>
      <text:p text:style-name="Text_20_body"><text:soft-page-break/>and you can access the individual values by using:</text:p>
      <text:p text:style-name="P28">$row['index']['column_name'] // e.g. $row['2']['email']</text:p>
      <text:h text:style-name="Heading_20_4" text:outline-level="4"><text:bookmark text:name="loadAssocList.28.24key.29"/>loadAssocList($key)</text:h>
      <text:p text:style-name="Text_20_body"><text:span text:style-name="Teletype">loadAssocList('key')</text:span> returns an associated array - indexed on 'key' - of associated arrays from the table records returned by the query: </text:p>
      <text:p text:style-name="P33">. . .</text:p>
      <text:p text:style-name="P33">$db-&gt;setQuery($query);</text:p>
      <text:p text:style-name="P33">$row = $db-&gt;loadAssocList('username');</text:p>
      <text:p text:style-name="P30">print_r($row);</text:p>
      <text:p text:style-name="Text_20_body">will give (with line breaks added for clarity): </text:p>
      <text:p text:style-name="Preformatted_20_Text">Array ( </text:p>
      <text:p text:style-name="Preformatted_20_Text">[johnsmith] =&gt; Array ( [id] =&gt; 1, [name] =&gt; John Smith, [email] =&gt; johnsmith@domain.example, [username] =&gt; johnsmith ), </text:p>
      <text:p text:style-name="Preformatted_20_Text">[magdah] =&gt; Array ( [id] =&gt; 2, [name] =&gt; Magda Hellman, [email] =&gt; magda_h@domain.example, [username] =&gt; magdah ), </text:p>
      <text:p text:style-name="Preformatted_20_Text">[ydegaulle] =&gt; Array ( [id] =&gt; 3, [name] =&gt; Yvonne de Gaulle, [email] =&gt; ydg@domain.example, [username] =&gt; ydegaulle ) </text:p>
      <text:p text:style-name="P28">)</text:p>
      <text:p text:style-name="Text_20_body">You can access the individual rows by using:</text:p>
      <text:p text:style-name="P28">$row['key_value'] // e.g. $row['johnsmith']</text:p>
      <text:p text:style-name="Text_20_body">and you can access the individual values by using:</text:p>
      <text:p text:style-name="P28">$row['key_value']['column_name'] // e.g. $row['johnsmith']['email']</text:p>
      <text:p text:style-name="Text_20_body">Note: Key must be a valid column name from the table; it does not have to be an Index or a Primary Key. But if it does not have a unique value you may not be able to retrieve results reliably. </text:p>
      <text:h text:style-name="Heading_20_4" text:outline-level="4"><text:bookmark text:name="loadAssocList.28.24key.2C_.24column.29"/>loadAssocList($key, $column)</text:h>
      <text:p text:style-name="Text_20_body"><text:span text:style-name="Teletype">loadAssocList('key', 'column')</text:span> returns an associative array, indexed on 'key', of values from the column named 'column' returned by the query: </text:p>
      <text:p text:style-name="P33">. . .</text:p>
      <text:p text:style-name="P33">$db-&gt;setQuery($query);</text:p>
      <text:p text:style-name="P33">$row = $db-&gt;loadAssocList('id', 'username');</text:p>
      <text:p text:style-name="P30">print_r($row);</text:p>
      <text:p text:style-name="Text_20_body">will give (with line breaks added for clarity): </text:p>
      <text:p text:style-name="Preformatted_20_Text">Array ( </text:p>
      <text:p text:style-name="Preformatted_20_Text">[1] =&gt; John Smith, </text:p>
      <text:p text:style-name="Preformatted_20_Text">[2] =&gt; Magda Hellman, </text:p>
      <text:p text:style-name="Preformatted_20_Text">[3] =&gt; Yvonne de Gaulle,</text:p>
      <text:p text:style-name="P28">)</text:p>
      <text:p text:style-name="Text_20_body">Note: Key must be a valid column name from the table; it does not have to be an Index or a Primary Key. But if it does not have a unique value you may not be able to retrieve results reliably. </text:p>
      <text:h text:style-name="Heading_20_4" text:outline-level="4"><text:bookmark text:name="loadObjectList.28.29"/><text:soft-page-break/>loadObjectList()</text:h>
      <text:p text:style-name="Text_20_body"><text:span text:style-name="Teletype">loadObjectList()</text:span> returns an indexed array of PHP objects from the table records returned by the query: </text:p>
      <text:p text:style-name="P33">. . .</text:p>
      <text:p text:style-name="P33">$db-&gt;setQuery($query);</text:p>
      <text:p text:style-name="P33">$row = $db-&gt;loadObjectList();</text:p>
      <text:p text:style-name="P30">print_r($row);</text:p>
      <text:p text:style-name="Text_20_body">will give (with line breaks added for clarity): </text:p>
      <text:p text:style-name="Preformatted_20_Text">Array ( </text:p>
      <text:p text:style-name="Preformatted_20_Text">[0] =&gt; stdClass Object ( [id] =&gt; 1, [name] =&gt; John Smith, </text:p>
      <text:p text:style-name="Preformatted_20_Text"><text:s text:c="4"/>[email] =&gt; johnsmith@domain.example, [username] =&gt; johnsmith ), </text:p>
      <text:p text:style-name="Preformatted_20_Text">[1] =&gt; stdClass Object ( [id] =&gt; 2, [name] =&gt; Magda Hellman, </text:p>
      <text:p text:style-name="Preformatted_20_Text"><text:s text:c="4"/>[email] =&gt; magda_h@domain.example, [username] =&gt; magdah ), </text:p>
      <text:p text:style-name="Preformatted_20_Text">[2] =&gt; stdClass Object ( [id] =&gt; 3, [name] =&gt; Yvonne de Gaulle, </text:p>
      <text:p text:style-name="Preformatted_20_Text"><text:s text:c="4"/>[email] =&gt; ydg@domain.example, [username] =&gt; ydegaulle ) </text:p>
      <text:p text:style-name="P28">)</text:p>
      <text:p text:style-name="Text_20_body">You can access the individual rows by using:</text:p>
      <text:p text:style-name="P28">$row['index'] // e.g. $row['2']</text:p>
      <text:p text:style-name="Text_20_body">and you can access the individual values by using:</text:p>
      <text:p text:style-name="P28">$row['index']-&gt;name // e.g. $row['2']-&gt;email</text:p>
      <text:h text:style-name="Heading_20_4" text:outline-level="4"><text:bookmark text:name="loadObjectList.28.24key.29"/>loadObjectList($key)</text:h>
      <text:p text:style-name="Text_20_body"><text:span text:style-name="Teletype">loadObjectList('key')</text:span> returns an associated array - indexed on 'key' - of objects from the table records returned by the query: </text:p>
      <text:p text:style-name="P33">. . .</text:p>
      <text:p text:style-name="P33">$db-&gt;setQuery($query);</text:p>
      <text:p text:style-name="P33">$row = $db-&gt;loadObjectList('username');</text:p>
      <text:p text:style-name="P30">print_r($row);</text:p>
      <text:p text:style-name="Text_20_body">will give (with line breaks added for clarity): </text:p>
      <text:p text:style-name="Preformatted_20_Text">Array ( </text:p>
      <text:p text:style-name="Preformatted_20_Text">[johnsmith] =&gt; stdClass Object ( [id] =&gt; 1, [name] =&gt; John Smith, </text:p>
      <text:p text:style-name="Preformatted_20_Text"><text:s text:c="4"/>[email] =&gt; johnsmith@domain.example, [username] =&gt; johnsmith ), </text:p>
      <text:p text:style-name="Preformatted_20_Text">[magdah] =&gt; stdClass Object ( [id] =&gt; 2, [name] =&gt; Magda Hellman, </text:p>
      <text:p text:style-name="Preformatted_20_Text"><text:s text:c="4"/>[email] =&gt; magda_h@domain.example, [username] =&gt; magdah ), </text:p>
      <text:p text:style-name="Preformatted_20_Text">[ydegaulle] =&gt; stdClass Object ( [id] =&gt; 3, [name] =&gt; Yvonne de Gaulle, </text:p>
      <text:p text:style-name="Preformatted_20_Text"><text:s text:c="4"/>[email] =&gt; ydg@domain.example, [username] =&gt; ydegaulle ) </text:p>
      <text:p text:style-name="P28">)</text:p>
      <text:p text:style-name="Text_20_body">You can access the individual rows by using:</text:p>
      <text:p text:style-name="P28">$row['key_value'] // e.g. $row['johnsmith']</text:p>
      <text:p text:style-name="Text_20_body">and you can access the individual values by using:</text:p>
      <text:p text:style-name="P28">$row['key_value']-&gt;column_name // e.g. $row['johnsmith']-&gt;email</text:p>
      <text:p text:style-name="Text_20_body"><text:soft-page-break/>Note: Key must be a valid column name from the table; it does not have to be an Index or a Primary Key. But if it does not have a unique value you may not be able to retrieve results reliably. </text:p>
      <text:h text:style-name="Heading_20_3" text:outline-level="3"><text:bookmark text:name="Miscellaneous_Result_Set_Methods"/>Miscellaneous Result Set Methods</text:h>
      <text:h text:style-name="Heading_20_4" text:outline-level="4"><text:bookmark text:name="getNumRows.28.29"/>getNumRows()</text:h>
      <text:p text:style-name="Text_20_body"><text:span text:style-name="Teletype">getNumRows()</text:span> will return the number of result rows found by the last SELECT or SHOW query and waiting to be read. To get a result from getNumRows() you have to run it <text:span text:style-name="T3">after</text:span> the query and <text:span text:style-name="T3">before</text:span> you have retrieved any results. To retrieve the number of rows affected by a INSERT, UPDATE, REPLACE or DELETE query, use getAffectedRows(). </text:p>
      <text:p text:style-name="P33">. . .</text:p>
      <text:p text:style-name="P33">$db-&gt;setQuery($query);</text:p>
      <text:p text:style-name="P33">$db-&gt;execute();</text:p>
      <text:p text:style-name="P33">$num_rows = $db-&gt;getNumRows();</text:p>
      <text:p text:style-name="P33">print_r($num_rows);</text:p>
      <text:p text:style-name="P30">$result = $db-&gt;loadRowList();</text:p>
      <text:p text:style-name="Text_20_body">will return </text:p>
      <text:p text:style-name="P28">3</text:p>
      <text:p text:style-name="Text_20_body">Note: getNumRows() is only valid for statements like SELECT or SHOW that return an actual result set. If you run getNumRows() after loadRowList() - or any other retrieval method - you will get a PHP Warning: </text:p>
      <text:p text:style-name="Preformatted_20_Text">Warning: mysql_num_rows(): 80 is not a valid MySQL result resource </text:p>
      <text:p text:style-name="P28">in libraries\joomla\database\database\mysql.php on line 344</text:p>
      <text:p text:style-name="Standard"/>
      <text:p text:style-name="Standard"/>
      <text:h text:style-name="P27" text:outline-level="1">Creating a custom form field type</text:h>
      <text:p text:style-name="Text_20_body"><text:a xlink:type="simple" xlink:href="https://docs.joomla.org/Special:MyLanguage/JForm" text:style-name="Internet_20_link" text:visited-style-name="Visited_20_Internet_20_Link"><text:span text:style-name="T4">JForm</text:span></text:a><text:span text:style-name="T4">, a feature introduced in Joomla! 2.5, lets you easily create HTML forms (</text:span><text:span text:style-name="Source_20_Text"><text:span text:style-name="T4">&lt;form&gt;</text:span></text:span><text:span text:style-name="T4">). Forms created using JForm consist of </text:span><text:a xlink:type="simple" xlink:href="https://docs.joomla.org/Special:MyLanguage/Form_field" text:style-name="Internet_20_link" text:visited-style-name="Visited_20_Internet_20_Link"><text:span text:style-name="T4">form fields</text:span></text:a><text:span text:style-name="T4">, implemented as </text:span><text:a xlink:type="simple" xlink:href="https://docs.joomla.org/Special:MyLanguage/JFormField" text:style-name="Internet_20_link" text:visited-style-name="Visited_20_Internet_20_Link"><text:span text:style-name="T4">JFormFields</text:span></text:a><text:span text:style-name="T4">. There is a JFormField for each different field type you can find in a form, such as a text field type and a date field type. JForm supports a large selection of standard field types. For a full list, see </text:span><text:a xlink:type="simple" xlink:href="https://docs.joomla.org/Special:MyLanguage/Standard_form_field_types" text:style-name="Internet_20_link" text:visited-style-name="Visited_20_Internet_20_Link"><text:span text:style-name="T4">Standard form field types</text:span></text:a><text:span text:style-name="T4">.</text:span></text:p>
      <text:p text:style-name="Text_20_body">Joomla! 2.5 makes it possible to extend standard field types or define your own. For example, if your component manages phone book entries, you might want to define a form field type that outputs a select list of cities. There are several advantages to defining a custom form field type:</text:p>
      <text:list xml:id="list641361530246992621" text:style-name="L10">
        <text:list-item>
          <text:p text:style-name="P23">You will be able to mix standard field types with your custom field type in a JForm-based form. </text:p>
        </text:list-item>
        <text:list-item>
          <text:p text:style-name="P23">You will eventually have a reusable code package that can be used easily throughout your code. </text:p>
        </text:list-item>
        <text:list-item>
          <text:p text:style-name="P10">Extensions that collaborate with your extension will be able to create form fields without meddling with your database tables and other internals. </text:p>
        </text:list-item>
      </text:list>
      <text:section text:style-name="Sect1" text:name="Seção2">
        <text:p text:style-name="Text_20_body"><text:bookmark text:name="toc1"/></text:p>
        <text:section text:style-name="Sect1" text:name="Seção3">
          <text:h text:style-name="Heading_20_2" text:outline-level="2"><text:bookmark text:name="toctitle"/>Índice</text:h>
        </text:section>
      </text:section>
      <text:section text:style-name="Sect1" text:name="Seção4">
        <text:list xml:id="list1717063243940588489" text:style-name="L11">
          <text:list-item>
            <text:p text:style-name="P24"><text:bookmark text:name="toc2"/><text:a xlink:type="simple" xlink:href="https://docs.joomla.org/Creating_a_custom_form_field_type#Form_field_type_class_requirements" text:style-name="Internet_20_link" text:visited-style-name="Visited_20_Internet_20_Link">1 Form field type class requirements</text:a> </text:p>
          </text:list-item>
          <text:list-item>
            <text:p text:style-name="P24"><text:a xlink:type="simple" xlink:href="https://docs.joomla.org/Creating_a_custom_form_field_type#Which_class_to_subclass.3F" text:style-name="Internet_20_link" text:visited-style-name="Visited_20_Internet_20_Link">2 Which class to subclass?</text:a> </text:p>
          </text:list-item>
          <text:list-item>
            <text:p text:style-name="P24"><text:a xlink:type="simple" xlink:href="https://docs.joomla.org/Creating_a_custom_form_field_type#Location_of_files" text:style-name="Internet_20_link" text:visited-style-name="Visited_20_Internet_20_Link">3 Location of files</text:a> </text:p>
          </text:list-item>
          <text:list-item>
            <text:p text:style-name="P24"><text:a xlink:type="simple" xlink:href="https://docs.joomla.org/Creating_a_custom_form_field_type#Naming_conventions_and_skeleton" text:style-name="Internet_20_link" text:visited-style-name="Visited_20_Internet_20_Link">4 Naming conventions and skeleton</text:a> </text:p>
            <text:list>
              <text:list-item>
                <text:p text:style-name="P24"><text:a xlink:type="simple" xlink:href="https://docs.joomla.org/Creating_a_custom_form_field_type#Grouping_custom_field_types" text:style-name="Internet_20_link" text:visited-style-name="Visited_20_Internet_20_Link">4.1 Grouping custom field types</text:a> </text:p>
              </text:list-item>
            </text:list>
          </text:list-item>
          <text:list-item>
            <text:p text:style-name="P24"><text:a xlink:type="simple" xlink:href="https://docs.joomla.org/Creating_a_custom_form_field_type#An_example_custom_field_type" text:style-name="Internet_20_link" text:visited-style-name="Visited_20_Internet_20_Link">5 An example custom field type</text:a> </text:p>
            <text:list>
              <text:list-item>
                <text:p text:style-name="P24"><text:a xlink:type="simple" xlink:href="https://docs.joomla.org/Creating_a_custom_form_field_type#Using_the_custom_field_type" text:style-name="Internet_20_link" text:visited-style-name="Visited_20_Internet_20_Link">5.1 Using the custom field type</text:a> </text:p>
                <text:list>
                  <text:list-item>
                    <text:p text:style-name="P24"><text:a xlink:type="simple" xlink:href="https://docs.joomla.org/Creating_a_custom_form_field_type#Linked_with_a_form" text:style-name="Internet_20_link" text:visited-style-name="Visited_20_Internet_20_Link">5.1.1 Linked with a form</text:a> </text:p>
                  </text:list-item>
                  <text:list-item>
                    <text:p text:style-name="P24"><text:a xlink:type="simple" xlink:href="https://docs.joomla.org/Creating_a_custom_form_field_type#Not_linked_with_a_form" text:style-name="Internet_20_link" text:visited-style-name="Visited_20_Internet_20_Link">5.1.2 Not linked with a form</text:a> </text:p>
                  </text:list-item>
                </text:list>
              </text:list-item>
            </text:list>
          </text:list-item>
          <text:list-item>
            <text:p text:style-name="P11"><text:a xlink:type="simple" xlink:href="https://docs.joomla.org/Creating_a_custom_form_field_type#Overriding_getLabel.28.29" text:style-name="Internet_20_link" text:visited-style-name="Visited_20_Internet_20_Link">6 Overriding getLabel()</text:a> </text:p>
          </text:list-item>
        </text:list>
      </text:section>
      <text:h text:style-name="Heading_20_2" text:outline-level="2"><text:bookmark text:name="Form_field_type_class_requirements"/>Form field type class requirements</text:h>
      <text:p text:style-name="Text_20_body">A form field type is defined in a <text:a xlink:type="simple" xlink:href="http://en.wikipedia.org/wiki/Class_%28computer_programming%29" text:style-name="Internet_20_link" text:visited-style-name="Visited_20_Internet_20_Link">class</text:a> that must be a (not necessarily direct) subclass of JFormField. To work correctly, the class must define at least two methods:</text:p>
      <text:list xml:id="list6460074409148777656" text:style-name="L12">
        <text:list-item>
          <text:p text:style-name="P12"><text:span text:style-name="Source_20_Text">public function getLabel()</text:span> </text:p>
          <text:p text:style-name="P36">This function will be called to create the label that belongs to your field and must return a HTML string containing it. Since JFormField defines a ready-to-use <text:span text:style-name="Source_20_Text">getLabel()</text:span> implementation, custom form field types usually do not define their own <text:span text:style-name="Source_20_Text">getLabel()</text:span>. If you leave it out, the inherited method of <text:soft-page-break/>creating labels will be used. It is recommended to leave out the <text:span text:style-name="Source_20_Text">getLabel()</text:span> method for consistency and speed unless you actually want to modify the label's HTML. </text:p>
        </text:list-item>
        <text:list-item>
          <text:p text:style-name="P12"><text:span text:style-name="Source_20_Text">public function getInput()</text:span> </text:p>
          <text:p text:style-name="P37">This function will be called to create the field itself and must return a HTML string containing it. This is also where most of the processing usually happens. In our phone book City field example, this function will have to retrieve a list of available cities and return a HTML <text:span text:style-name="Source_20_Text">&lt;select&gt;</text:span> with the cities inserted as <text:span text:style-name="Source_20_Text">&lt;option&gt;</text:span>s. </text:p>
        </text:list-item>
      </text:list>
      <text:p text:style-name="Text_20_body">Inside your code, you will have to process the attributes set by the field's user in the XML form definition. Some of those attributes are accessible via protected member variables of JFormField. For example, the <text:span text:style-name="Source_20_Text">name</text:span> attribute is available in your code as <text:span text:style-name="Source_20_Text">$this-&gt;name</text:span>. Similarly, <text:span text:style-name="Source_20_Text">label</text:span>, <text:span text:style-name="Source_20_Text">description</text:span>, <text:span text:style-name="Source_20_Text">default</text:span>, <text:span text:style-name="Source_20_Text">multiple</text:span> and <text:span text:style-name="Source_20_Text">class</text:span> are also available as properties of <text:span text:style-name="Source_20_Text">$this</text:span>. Other parameters you might have defined can be accessed through the <text:span text:style-name="Source_20_Text">$this-&gt;element</text:span> array: the attribute <text:span text:style-name="Source_20_Text">size</text:span> will be in <text:span text:style-name="Source_20_Text">$this-&gt;element['size']</text:span>.</text:p>
      <text:h text:style-name="Heading_20_2" text:outline-level="2"><text:bookmark text:name="Which_class_to_subclass.3F"/>Which class to subclass?</text:h>
      <text:p text:style-name="Text_20_body">For a form field type to be usable in JForm, it needs to be a subclass of JFormField. However, it does not have to be a direct child of that class: you can also subclass an existing (standard or custom) form field type and thereby inherit useful code.</text:p>
      <text:p text:style-name="Text_20_body"><text:span text:style-name="T3">If your form field type is quite similar to an existing type,</text:span> you should subclass that type. Especially if your form field type is a <text:span text:style-name="T3">list</text:span>, please subclass <text:a xlink:type="simple" xlink:href="https://docs.joomla.org/Special:MyLanguage/JFormFieldList" text:style-name="Internet_20_link" text:visited-style-name="Visited_20_Internet_20_Link">JFormFieldList</text:a>. You only have to override <text:span text:style-name="Source_20_Text">getOptions()</text:span> method to return the options to be shown; the <text:span text:style-name="Source_20_Text">getInput()</text:span> method will convert those options to HTML.</text:p>
      <text:p text:style-name="Text_20_body">To subclass an existing type, for example JFormFieldList, load it by adding the following to after <text:span text:style-name="Source_20_Text">jimport('joomla.form.formfield');</text:span>:</text:p>
      <text:p text:style-name="P33">jimport('joomla.form.helper');</text:p>
      <text:p text:style-name="P30">JFormHelper::loadFieldClass('list');</text:p>
      <text:p text:style-name="Text_20_body"><text:span text:style-name="T3">If your form field type is unlike any existing type,</text:span> subclass JFormField directly.</text:p>
      <text:h text:style-name="Heading_20_2" text:outline-level="2"><text:bookmark text:name="Location_of_files"/>Location of files</text:h>
      <text:list xml:id="list5003851629156257190" text:style-name="L13">
        <text:list-item>
          <text:p text:style-name="P25">The standard form field types are located in <text:span text:style-name="Source_20_Text">libraries/joomla/form/fields/</text:span>. You should not store custom fields there, nor should you have to use this path in your own code, but the standard types are usually good examples. </text:p>
        </text:list-item>
        <text:list-item>
          <text:p text:style-name="P13">The custom field types that belong to your component are usually located in <text:span text:style-name="Source_20_Text">administrator/components/&lt;name of your component&gt;/models/fields</text:span>. You can specify this or another path in your code: </text:p>
        </text:list-item>
      </text:list>
      <text:p text:style-name="P30">JForm::addFieldPath(JPATH_COMPONENT . '/models/fields');</text:p>
      <text:list xml:id="list890559974781278116" text:style-name="L14">
        <text:list-item>
          <text:p text:style-name="P14"><text:soft-page-break/>The XML files that define forms are usually located in <text:span text:style-name="Source_20_Text">administrator/components/&lt;name of your component&gt;/models/forms</text:span>. Use something like the following snippet to specify a path to your forms: </text:p>
        </text:list-item>
      </text:list>
      <text:p text:style-name="P30">JForm::addFormPath(JPATH_COMPONENT . '/models/forms');</text:p>
      <text:h text:style-name="Heading_20_2" text:outline-level="2"><text:bookmark text:name="Naming_conventions_and_skeleton"/>Naming conventions and skeleton</text:h>
      <text:p text:style-name="Text_20_body">In this section, &lt;ComponentName&gt; represents the camel-cased name of your component and &lt;FieldName&gt; represents the camel-cased name of your form field type. The field's class should be placed in <text:span text:style-name="Source_20_Text">administrator/components/&lt;name of your component&gt;/models/fields/&lt;name of your field&gt;.php</text:span>, and look like this:</text:p>
      <text:p text:style-name="P33">&lt;?php</text:p>
      <text:p text:style-name="P33">// Check to ensure this file is included in Joomla!</text:p>
      <text:p text:style-name="P33">defined('_JEXEC') or die('Restricted access');</text:p>
      <text:p text:style-name="P32"><text:s/></text:p>
      <text:p text:style-name="P33">jimport('joomla.form.formfield');</text:p>
      <text:p text:style-name="P32"><text:s/></text:p>
      <text:p text:style-name="P33">// The class name must always be the same as the filename (in camel case)</text:p>
      <text:p text:style-name="P33">class JFormField&lt;FieldName&gt; extends JFormField {</text:p>
      <text:p text:style-name="P32"><text:s/></text:p>
      <text:p text:style-name="P32"><text:s text:c="8"/><text:span text:style-name="T1">//The field class must know its own type through the variable $type.</text:span></text:p>
      <text:p text:style-name="P32"><text:s text:c="8"/><text:span text:style-name="T1">protected $type = '&lt;FieldName&gt;';</text:span></text:p>
      <text:p text:style-name="P32"><text:s/></text:p>
      <text:p text:style-name="P32"><text:s text:c="8"/><text:span text:style-name="T1">public function getLabel() {</text:span></text:p>
      <text:p text:style-name="P32"><text:s text:c="16"/><text:span text:style-name="T1">// code that returns HTML that will be shown as the label</text:span></text:p>
      <text:p text:style-name="P32"><text:s text:c="8"/><text:span text:style-name="T1">}</text:span></text:p>
      <text:p text:style-name="P32"><text:s/></text:p>
      <text:p text:style-name="P32"><text:s text:c="8"/><text:span text:style-name="T1">public function getInput() {</text:span></text:p>
      <text:p text:style-name="P32"><text:s text:c="16"/><text:span text:style-name="T1">// code that returns HTML that will be shown as the form field</text:span></text:p>
      <text:p text:style-name="P32"><text:s text:c="8"/><text:span text:style-name="T1">}</text:span></text:p>
      <text:p text:style-name="P30">}</text:p>
      <text:h text:style-name="Heading_20_3" text:outline-level="3"><text:bookmark text:name="Grouping_custom_field_types"/>Grouping custom field types</text:h>
      <text:p text:style-name="P15">Warning: this information is partially incorrect and needs to be improved.</text:p>
      <text:p text:style-name="Text_20_body">Custom field types can be grouped by using an underscore in the field name. A field class with a name for example like "JFormFieldMy_randomField" must be stored in <text:span text:style-name="Source_20_Text">administrator/components/&lt;name of your component&gt;/models/fields/my/randomField.php</text:span>. We can prefix our form field names with some group name, then we put an underscore and then a name of a field.</text:p>
      <text:h text:style-name="Heading_20_2" text:outline-level="2"><text:bookmark text:name="An_example_custom_field_type"/>An example custom field type</text:h>
      <text:p text:style-name="Text_20_body">Suppose you're working on your component named <text:span text:style-name="T4">com_phonebook</text:span> and you want to define a field that contains cities. Create the file <text:span text:style-name="Source_20_Text">administrator/components/com_phonebook/models/fields/city.php</text:span> and write something similar to the following:</text:p>
      <text:p text:style-name="P33">&lt;?php</text:p>
      <text:p text:style-name="P33"><text:soft-page-break/>// Check to ensure this file is included in Joomla!</text:p>
      <text:p text:style-name="P33">defined('_JEXEC') or die('Restricted access');</text:p>
      <text:p text:style-name="P32"><text:s/></text:p>
      <text:p text:style-name="P33">jimport('joomla.form.formfield');</text:p>
      <text:p text:style-name="P32"><text:s/></text:p>
      <text:p text:style-name="P33">class JFormFieldCity extends JFormField {</text:p>
      <text:p text:style-name="P32"><text:s/></text:p>
      <text:p text:style-name="P32"><text:s text:c="8"/><text:span text:style-name="T1">protected $type = 'City';</text:span></text:p>
      <text:p text:style-name="P32"><text:s/></text:p>
      <text:p text:style-name="P32"><text:s text:c="8"/><text:span text:style-name="T1">// getLabel() left out</text:span></text:p>
      <text:p text:style-name="P32"><text:s/></text:p>
      <text:p text:style-name="P32"><text:s text:c="8"/><text:span text:style-name="T1">public function getInput() {</text:span></text:p>
      <text:p text:style-name="P32"><text:s text:c="16"/><text:span text:style-name="T1">return '&lt;select id="'.$this-&gt;id.'" name="'.$this-&gt;name.'"&gt;'.</text:span></text:p>
      <text:p text:style-name="P32"><text:s text:c="23"/><text:span text:style-name="T1">'&lt;option value="1" &gt;New York&lt;/option&gt;'.</text:span></text:p>
      <text:p text:style-name="P32"><text:s text:c="23"/><text:span text:style-name="T1">'&lt;option value="2" &gt;Chicago&lt;/option&gt;'.</text:span></text:p>
      <text:p text:style-name="P32"><text:s text:c="23"/><text:span text:style-name="T1">'&lt;option value="3" &gt;San Francisco&lt;/option&gt;'.</text:span></text:p>
      <text:p text:style-name="P32"><text:s text:c="23"/><text:span text:style-name="T1">'&lt;/select&gt;';</text:span></text:p>
      <text:p text:style-name="P32"><text:s text:c="8"/><text:span text:style-name="T1">}</text:span></text:p>
      <text:p text:style-name="P30">}</text:p>
      <text:p text:style-name="Text_20_body">A more advanced approach is extending the <text:span text:style-name="Source_20_Text">JFormFieldList</text:span> class. Suppose you want to create a drop-down of cities dynamically from database based on a dynamic condition, then you can do this in the following way:</text:p>
      <text:p text:style-name="P33">&lt;?php</text:p>
      <text:p text:style-name="P33">// Check to ensure this file is included in Joomla!</text:p>
      <text:p text:style-name="P33">defined('_JEXEC') or die('Restricted access');</text:p>
      <text:p text:style-name="P32"><text:s/></text:p>
      <text:p text:style-name="P33">JFormHelper::loadFieldClass('list');</text:p>
      <text:p text:style-name="P32"><text:s/></text:p>
      <text:p text:style-name="P33">class JFormFieldCity extends JFormFieldList {</text:p>
      <text:p text:style-name="P32"><text:s/></text:p>
      <text:p text:style-name="P32"><text:s text:c="8"/><text:span text:style-name="T1">protected $type = 'City';</text:span></text:p>
      <text:p text:style-name="P32"><text:s/></text:p>
      <text:p text:style-name="P32"><text:s text:c="8"/><text:span text:style-name="T1">public function getOptions() {</text:span></text:p>
      <text:p text:style-name="P32"><text:s text:c="16"/><text:span text:style-name="T1">$app = JFactory::getApplication();</text:span></text:p>
      <text:p text:style-name="P32"><text:s text:c="16"/><text:span text:style-name="T1">$country = $app-&gt;input-&gt;get('country'); //country is the dynamic value which is being used in the view</text:span></text:p>
      <text:p text:style-name="P32"><text:s text:c="16"/><text:span text:style-name="T1">$db = JFactory::getDbo();</text:span></text:p>
      <text:p text:style-name="P32"><text:s text:c="16"/><text:span text:style-name="T1">$query = $db-&gt;getQuery(true);</text:span></text:p>
      <text:p text:style-name="P32"><text:s text:c="16"/><text:span text:style-name="T1">$query-&gt;select('a.cityname')-&gt;from('`#__tablename` AS a')-&gt;where('a.country = "'.$country.'" ');</text:span></text:p>
      <text:p text:style-name="P32"><text:s text:c="16"/><text:span text:style-name="T1">$rows = $db-&gt;setQuery($query)-&gt;loadObjectlist();</text:span></text:p>
      <text:p text:style-name="P32"><text:s text:c="16"/><text:span text:style-name="T1">foreach($rows as $row){</text:span></text:p>
      <text:p text:style-name="P32"><text:s text:c="20"/><text:span text:style-name="T1">$cities[] = $row-&gt;cityname;</text:span></text:p>
      <text:p text:style-name="P32"><text:s text:c="16"/><text:span text:style-name="T1">}</text:span></text:p>
      <text:p text:style-name="P32"><text:s text:c="16"/><text:span text:style-name="T1">// Merge any additional options in the XML definition.</text:span></text:p>
      <text:p text:style-name="P32"><text:s text:c="16"/><text:span text:style-name="T1">$options = array_merge(parent::getOptions(), $cities);</text:span></text:p>
      <text:p text:style-name="P32"><text:s text:c="16"/><text:span text:style-name="T1">return $options;</text:span></text:p>
      <text:p text:style-name="P32"><text:s text:c="8"/><text:span text:style-name="T1">}</text:span></text:p>
      <text:p text:style-name="P30">}</text:p>
      <text:p text:style-name="Text_20_body">The above example shows a simple query which will show a list of cities from a table where city name belongs to its country respectively. You can create a drop-down based on more complex queries.</text:p>
      <text:h text:style-name="Heading_20_3" text:outline-level="3"><text:bookmark text:name="Using_the_custom_field_type"/><text:soft-page-break/>Using the custom field type</text:h>
      <text:h text:style-name="Heading_20_4" text:outline-level="4"><text:bookmark text:name="Linked_with_a_form"/>Linked with a form</text:h>
      <text:p text:style-name="Text_20_body">To use the field type City, we need to update the XML file that contains the form fields. Open your XML file located in <text:span text:style-name="Source_20_Text">administrator/components/com_phonebook/models/forms</text:span> and add the field in the usual way:</text:p>
      <text:p text:style-name="P33">&lt;field name="title" type="City" label="JGLOBAL_TITLE"</text:p>
      <text:p text:style-name="P32"><text:s text:c="8"/><text:span text:style-name="T1">description="JFIELD_TITLE_DESC"</text:span></text:p>
      <text:p text:style-name="P29"><text:s text:c="8"/><text:span text:style-name="T1">required="true" /&gt;</text:span></text:p>
      <text:p text:style-name="Text_20_body">The attribute name is cAsE-sEnSiTiVe.</text:p>
      <text:p text:style-name="Text_20_body">In addition, you may need to add the field path to the parent &lt;fieldset&gt;:</text:p>
      <text:p text:style-name="P30">&lt;fieldset addfieldpath="/administrator/components/&lt;component name&gt;/models/fields"&gt;</text:p>
      <text:h text:style-name="Heading_20_4" text:outline-level="4"><text:bookmark text:name="Not_linked_with_a_form"/>Not linked with a form</text:h>
      <text:p text:style-name="Text_20_body">E.g. when you need the field as a dropdown in a component as admin/site filter.</text:p>
      <text:p text:style-name="P33">//Get custom field</text:p>
      <text:p text:style-name="P33">JFormHelper::addFieldPath(JPATH_COMPONENT . '/models/fields');</text:p>
      <text:p text:style-name="P33">$cities = JFormHelper::loadFieldType('City', false);</text:p>
      <text:p text:style-name="P30">$cityOptions=$cities-&gt;getOptions(); // works only if you set your field getOptions on public!!</text:p>
      <text:h text:style-name="Heading_20_2" text:outline-level="2"><text:bookmark text:name="Overriding_getLabel.28.29"/>Overriding <text:span text:style-name="Source_20_Text">getLabel()</text:span></text:h>
      <text:p text:style-name="Text_20_body">As mentioned in the section <text:a xlink:type="simple" xlink:href="https://docs.joomla.org/Creating_a_custom_form_field_type#Form_field_type_class_requirements" text:style-name="Internet_20_link" text:visited-style-name="Visited_20_Internet_20_Link">Form field type class requirements</text:a>, custom form field types usually do not define their own <text:span text:style-name="Source_20_Text">getLabel()</text:span>. If you do want to create a custom label, you can still make use of the <text:span text:style-name="Source_20_Text">getLabel()</text:span> that every field type class inherits from JFormField, for example by defining it as follows:</text:p>
      <text:p text:style-name="P33">public function getLabel() {</text:p>
      <text:p text:style-name="P32"><text:s text:c="5"/><text:span text:style-name="T1">return '&lt;span style="text-decoration: underline;"&gt;' . parent::getLabel() . '&lt;/span&gt;';</text:span></text:p>
      <text:p text:style-name="P30">}</text:p>
      <text:p text:style-name="Text_20_body">This code will underline your form labels. (Please note that if your goal is to underline form labels, using <text:a xlink:type="simple" xlink:href="https://docs.joomla.org/CSS" text:style-name="Internet_20_link" text:visited-style-name="Visited_20_Internet_20_Link">CSS</text:a> is the preferred way.)</text:p>
      <text:p text:style-name="Text_20_body">If you want to do something completely different, you can of course also override it completely:</text:p>
      <text:p text:style-name="P33">public function getLabel() {</text:p>
      <text:p text:style-name="P32"><text:s text:c="8"/><text:span text:style-name="T1">// Initialize variables.</text:span></text:p>
      <text:p text:style-name="P32"><text:s text:c="8"/><text:span text:style-name="T1">$label = '';</text:span></text:p>
      <text:p text:style-name="P32"><text:s text:c="8"/><text:span text:style-name="T1">$replace = '';</text:span></text:p>
      <text:p text:style-name="P32"><text:s/></text:p>
      <text:p text:style-name="P32"><text:s text:c="8"/><text:span text:style-name="T1">// Get the label text from the XML element, defaulting to the element name.</text:span></text:p>
      <text:p text:style-name="P32"><text:soft-page-break/><text:s text:c="8"/><text:span text:style-name="T1">$text = $this-&gt;element['label'] ? (string) $this-&gt;element['label'] : (string) $this-&gt;element['name'];</text:span></text:p>
      <text:p text:style-name="P32"><text:s/></text:p>
      <text:p text:style-name="P32"><text:s text:c="8"/><text:span text:style-name="T1">// Build the class for the label.</text:span></text:p>
      <text:p text:style-name="P32"><text:s text:c="8"/><text:span text:style-name="T1">$class = !empty($this-&gt;description) ? 'hasTip' : '';</text:span></text:p>
      <text:p text:style-name="P32"><text:s text:c="8"/><text:span text:style-name="T1">$class = $this-&gt;required == true ? $class.' required' : $class;</text:span></text:p>
      <text:p text:style-name="P32"><text:s/></text:p>
      <text:p text:style-name="P32"><text:s text:c="8"/><text:span text:style-name="T1">// Add replace checkbox</text:span></text:p>
      <text:p text:style-name="P32"><text:s text:c="8"/><text:span text:style-name="T1">$replace = '&lt;input type="checkbox" name="update['.$this-&gt;name.']" value="1" /&gt;';</text:span></text:p>
      <text:p text:style-name="P32"><text:s/></text:p>
      <text:p text:style-name="P32"><text:s text:c="8"/><text:span text:style-name="T1">// Add the opening label tag and main attributes attributes.</text:span></text:p>
      <text:p text:style-name="P32"><text:s text:c="8"/><text:span text:style-name="T1">$label .= '&lt;label id="'.$this-&gt;id.'-lbl" for="'.$this-&gt;id.'" class="'.$class.'"';</text:span></text:p>
      <text:p text:style-name="P32"><text:s/></text:p>
      <text:p text:style-name="P32"><text:s text:c="8"/><text:span text:style-name="T1">// If a description is specified, use it to build a tooltip.</text:span></text:p>
      <text:p text:style-name="P32"><text:s text:c="8"/><text:span text:style-name="T1">if (!empty($this-&gt;description)) {</text:span></text:p>
      <text:p text:style-name="P32"><text:s text:c="16"/><text:span text:style-name="T1">$label .= ' title="'.htmlspecialchars(trim(JText::_($text), ':').'::' .</text:span></text:p>
      <text:p text:style-name="P32"><text:s text:c="32"/><text:span text:style-name="T1">JText::_($this-&gt;description), ENT_COMPAT, 'UTF-8').'"';</text:span></text:p>
      <text:p text:style-name="P32"><text:s text:c="8"/><text:span text:style-name="T1">}</text:span></text:p>
      <text:p text:style-name="P32"><text:s/></text:p>
      <text:p text:style-name="P32"><text:s text:c="8"/><text:span text:style-name="T1">// Add the label text and closing tag.</text:span></text:p>
      <text:p text:style-name="P32"><text:s text:c="8"/><text:span text:style-name="T1">$label .= '&gt;'.$replace.JText::_($text).'&lt;/label&gt;';</text:span></text:p>
      <text:p text:style-name="P32"><text:s/></text:p>
      <text:p text:style-name="P32"><text:s text:c="8"/><text:span text:style-name="T1">return $label; </text:span></text:p>
      <text:p text:style-name="P30">}</text:p>
      <text:p text:style-name="Text_20_body">This example will add a checkbox inside the label.</text:p>
      <text:p text:style-name="Standard"/>
      <text:p text:style-name="Standard"/>
      <text:p text:style-name="Standard"/>
      <text:p text:style-name="Standard"/>
      <text:h text:style-name="Heading_20_1" text:outline-level="1">Getting Started with Object Oriented Programming</text:h>
      <text:h text:style-name="Heading_20_3" text:outline-level="3"><text:bookmark text:name="tagline"/>De Joomla! Documentation</text:h>
      <text:section text:style-name="Sect1" text:name="social">
        <text:p text:style-name="Text_20_body"/>
      </text:section>
      <text:section text:style-name="Sect2" text:name="mw-content-text">
        <text:p text:style-name="P16">PHP is an object oriented language, and to use the MVC structure as implemented by Joomla!, a solid understanding of object oriented programming <text:span text:style-name="T4">(OOP)</text:span> is required. This document explains the reasons for using objects and the way objects are used in PHP and Joomla.</text:p>
        <text:h text:style-name="P35" text:outline-level="2"><text:bookmark text:name="Introduction_to_Objects"/>Introduction to Objects</text:h>
        <text:p text:style-name="P16">As we venture into object oriented programming, it is important to note that it is called 'object' oriented for a reason.</text:p>
        <text:p text:style-name="Text_20_body"><text:span text:style-name="T5">Before object oriented programming (OOP), everything was based on </text:span><text:span text:style-name="T6">functions</text:span><text:span text:style-name="T5"> and </text:span><text:span text:style-name="T6">variables</text:span><text:span text:style-name="T5">. Let's consider an application that calculates a person's BMI. You might have </text:span><text:soft-page-break/><text:span text:style-name="T5">three variables: </text:span><text:span text:style-name="Source_20_Text"><text:span text:style-name="T5">$height</text:span></text:span><text:span text:style-name="T5"> and </text:span><text:span text:style-name="Source_20_Text"><text:span text:style-name="T5">$weight</text:span></text:span><text:span text:style-name="T5"> and </text:span><text:span text:style-name="Source_20_Text"><text:span text:style-name="T5">$name</text:span></text:span><text:span text:style-name="T5">. These variables would be used to store a person's name, height and weight. You might then have a function called </text:span><text:span text:style-name="Source_20_Text"><text:span text:style-name="T5">calculateBMI()</text:span></text:span><text:span text:style-name="T5">, which would accept as parameters $height and $weight.</text:span></text:p>
        <text:p text:style-name="P16">This would look something like:</text:p>
        <text:p text:style-name="P34">public function calculateBMI( $height, $weight ) {</text:p>
        <text:p text:style-name="P32"><text:s text:c="4"/><text:span text:style-name="T2">return $weight / $height;</text:span></text:p>
        <text:p text:style-name="P31">}</text:p>
        <text:p text:style-name="P16">But it is very easy to lose track of all these variables in the code, not to mention the fact that only one person is supported at a time. The idea behind objects is to <text:span text:style-name="T3">encapsulate</text:span> this data <text:span text:style-name="T3">and</text:span> the functions to manipulate it into one <text:span text:style-name="T4">package</text:span>. The definition of this package is called a <text:span text:style-name="T4">class</text:span>.</text:p>
        <text:p text:style-name="P16">So we might have:</text:p>
        <text:p text:style-name="P34">class person</text:p>
        <text:p text:style-name="P34">{</text:p>
        <text:p text:style-name="P32"><text:s text:c="4"/><text:span text:style-name="T2">public $name;</text:span></text:p>
        <text:p text:style-name="P32"><text:s text:c="4"/><text:span text:style-name="T2">public $height;</text:span></text:p>
        <text:p text:style-name="P32"><text:s text:c="4"/><text:span text:style-name="T2">public $weight;</text:span></text:p>
        <text:p text:style-name="P32"><text:s/></text:p>
        <text:p text:style-name="P32"><text:s text:c="4"/><text:span text:style-name="T2">public function getBMI() {</text:span></text:p>
        <text:p text:style-name="P32"><text:s text:c="8"/><text:span text:style-name="T2">return $this-&gt;weight / $this-&gt;height;</text:span></text:p>
        <text:p text:style-name="P32"><text:s text:c="4"/><text:span text:style-name="T2">}</text:span></text:p>
        <text:p text:style-name="P31">}</text:p>
        <text:p text:style-name="P16">Then, if you want to create an object which represents a person, you would do:</text:p>
        <text:p text:style-name="P31">$person = new person();</text:p>
        <text:p text:style-name="P16">This is called <text:span text:style-name="T4">instantiating</text:span> the class, because it creates an <text:span text:style-name="T4">instance</text:span> of the class (an object described by the class).</text:p>
        <text:p text:style-name="P16">Now, you can modify the variables (which are called <text:span text:style-name="T4">properties</text:span>), using:</text:p>
        <text:p text:style-name="P34">$person-&gt;height = 2;</text:p>
        <text:p text:style-name="P31">$person-&gt;weight = 50;</text:p>
        <text:p text:style-name="P16">Then you can invoke its functions (which are called <text:span text:style-name="T4">methods</text:span>) using:</text:p>
        <text:p text:style-name="P31">$bmi = $person-&gt;getBMI();</text:p>
        <text:p text:style-name="Text_20_body"><text:span text:style-name="T5">Often, many classes are similar, but too different to put into one class. For example, all animals have lungs, and because humans and cats are animals, they could both have a </text:span><text:span text:style-name="Source_20_Text"><text:span text:style-name="T5">$lung_capacity</text:span></text:span><text:span text:style-name="T5">. However, cats have tails, so should an </text:span><text:span text:style-name="Source_20_Text"><text:span text:style-name="T5">Animal</text:span></text:span><text:span text:style-name="T5"> class have a </text:span><text:span text:style-name="Source_20_Text"><text:span text:style-name="T5">$tail_length</text:span></text:span><text:span text:style-name="T5">? No, that is not necessary. You can make a class a </text:span><text:span text:style-name="T6">subclass</text:span><text:span text:style-name="T5"> or </text:span><text:span text:style-name="T6">child class</text:span><text:span text:style-name="T5"> of another, essentially stating that the subclass has everything its parent class has, plus some extensions.</text:span></text:p>
        <text:p text:style-name="P16">In Joomla, most classes are children of JObject. Now, if we were to make person a child class of JObject, then we would <text:span text:style-name="T4">inherit</text:span> the capabilities of the JObject class. We would then change the definition to something like:</text:p>
        <text:p text:style-name="P34"><text:soft-page-break/>class person extends JObject</text:p>
        <text:p text:style-name="P34">{</text:p>
        <text:p text:style-name="P32"><text:s text:c="4"/><text:span text:style-name="T2">public $name;</text:span></text:p>
        <text:p text:style-name="P32"><text:s text:c="4"/><text:span text:style-name="T2">public $height;</text:span></text:p>
        <text:p text:style-name="P32"><text:s text:c="4"/><text:span text:style-name="T2">public $weight;</text:span></text:p>
        <text:p text:style-name="P32"><text:s/></text:p>
        <text:p text:style-name="P32"><text:s text:c="4"/><text:span text:style-name="T2">public function getBMI() {</text:span></text:p>
        <text:p text:style-name="P32"><text:s text:c="8"/><text:span text:style-name="T2">return $this-&gt;weight / $this-&gt;height;</text:span></text:p>
        <text:p text:style-name="P32"><text:s text:c="4"/><text:span text:style-name="T2">}</text:span></text:p>
        <text:p text:style-name="P31">}</text:p>
        <text:p text:style-name="Text_20_body"><text:span text:style-name="T5">Then we could </text:span><text:span text:style-name="T6">manipulate</text:span><text:span text:style-name="T5"> our person using the </text:span><text:span text:style-name="Source_20_Text"><text:span text:style-name="T5">get()</text:span></text:span><text:span text:style-name="T5"> and </text:span><text:span text:style-name="Source_20_Text"><text:span text:style-name="T5">set()</text:span></text:span><text:span text:style-name="T5"> methods that JObject has:</text:span></text:p>
        <text:p text:style-name="P34">$person-&gt;set( 'name', 'Bob' );</text:p>
        <text:p text:style-name="P34">$person-&gt;set( 'height', 2 );</text:p>
        <text:p text:style-name="P34">$person-&gt;set( 'weight', 50 );</text:p>
        <text:p text:style-name="P34">$person-&gt;get( 'weight' );</text:p>
        <text:p text:style-name="P31">echo $person-&gt;getBMI();</text:p>
        <text:p text:style-name="Text_20_body"><text:span text:style-name="T5">You will notice the use of </text:span><text:span text:style-name="Source_20_Text"><text:span text:style-name="T5">$this</text:span></text:span><text:span text:style-name="T5"> inside classes a lot. </text:span><text:span text:style-name="Source_20_Text"><text:span text:style-name="T5">$this</text:span></text:span><text:span text:style-name="T5"> is a reference to the </text:span><text:span text:style-name="T7">current</text:span><text:span text:style-name="T5"> object. So if I am inside a class, and I use say </text:span><text:span text:style-name="Source_20_Text"><text:span text:style-name="T5">$this-&gt;height = 2;</text:span></text:span><text:span text:style-name="T5">, then that means I am setting the property 'height' of the current object to 2. When we use </text:span><text:span text:style-name="Source_20_Text"><text:span text:style-name="T5">$this-&gt;height</text:span></text:span><text:span text:style-name="T5">, we aren't talking about any height, but we're talking about the current object height.</text:span></text:p>
        <text:h text:style-name="P35" text:outline-level="2"><text:bookmark text:name="More_on_Objects"/>More on Objects</text:h>
        <text:p text:style-name="P16">As I said, Objects are called Objects for a reason. If you have a real life object, say a photocopier, there is an external interface (say, a paper tray, the copier glass, the keypad, etc.). Objects in OOP are designed to approximate that setup.</text:p>
        <text:p text:style-name="P16">So, I might have a class called copier. Now, what operations do I generally need to do with a copier? Well, the basic functionality I need is copy functionality. So I need a method called 'copy':</text:p>
        <text:p text:style-name="P34">class Copier</text:p>
        <text:p text:style-name="P34">{</text:p>
        <text:p text:style-name="P32"><text:s text:c="4"/><text:span text:style-name="T2">public function copy() {</text:span></text:p>
        <text:p text:style-name="P32"><text:s text:c="8"/><text:span text:style-name="T2">echo 'One copy made';</text:span></text:p>
        <text:p text:style-name="P32"><text:s text:c="4"/><text:span text:style-name="T2">}</text:span></text:p>
        <text:p text:style-name="P31">}</text:p>
        <text:p text:style-name="P16">Now, this is a very basic copier. What if I wanted to extend the functionality of my Copier? Well, to extend the functionality, I create a child class. <text:span text:style-name="T4">A child class will inherit all the functionality of the parent class.</text:span></text:p>
        <text:p text:style-name="P16">Let's suppose we wanted to create a copier that would keep track of the number of copies it had made. So, we would need to add a property which would keep track of this number, and then we need to somehow adjust this number each time we make a copy.</text:p>
        <text:p text:style-name="P16">So here is our child class:</text:p>
        <text:p text:style-name="P34">class CopierWithCounter extends Copier</text:p>
        <text:p text:style-name="P34">{</text:p>
        <text:p text:style-name="P32"><text:s text:c="4"/><text:span text:style-name="T2">public $counter;</text:span></text:p>
        <text:p text:style-name="P32"><text:soft-page-break/><text:s/></text:p>
        <text:p text:style-name="P32"><text:s text:c="4"/><text:span text:style-name="T2">public function copy() {</text:span></text:p>
        <text:p text:style-name="P32"><text:s text:c="8"/><text:span text:style-name="T2">$this-&gt;counter++;</text:span></text:p>
        <text:p text:style-name="P32"><text:s text:c="8"/><text:span text:style-name="T2">parent::copy();</text:span></text:p>
        <text:p text:style-name="P32"><text:s text:c="4"/><text:span text:style-name="T2">}</text:span></text:p>
        <text:p text:style-name="P31">}</text:p>
        <text:p text:style-name="Text_20_body"><text:span text:style-name="T5">So we now have a property called </text:span><text:span text:style-name="Source_20_Text"><text:span text:style-name="T5">$counter</text:span></text:span><text:span text:style-name="T5"> that keeps track of the number of copies made. Notice that the method we defined has the same name as the method in the Copier class. What this means is that we don't need to learn anything new to use the copier - it behaves in the same way as our old copier, but it just keep track of the number of copies.</text:span></text:p>
        <text:p text:style-name="Text_20_body"><text:span text:style-name="T5">You will see that inside of the </text:span><text:span text:style-name="Source_20_Text"><text:span text:style-name="T5">copy()</text:span></text:span><text:span text:style-name="T5"> method there is a line: </text:span><text:span text:style-name="Source_20_Text"><text:span text:style-name="T6">parent::copy()</text:span></text:span><text:span text:style-name="T5">. The </text:span><text:span text:style-name="Source_20_Text"><text:span text:style-name="T5">parent</text:span></text:span><text:span text:style-name="T5"> keyword references the parent class, which is in this case Copier. So this line will invoke the </text:span><text:span text:style-name="Source_20_Text"><text:span text:style-name="T5">copy()</text:span></text:span><text:span text:style-name="T5"> method of the Copier class. In this way, we don't have to rewrite the functionality to make a copy - we have already done that in the Copier class.</text:span></text:p>
        <text:p text:style-name="P16">So we have the exact same functionality as the Copier class, except that anytime a copy is made it will increment the $copies property by 1. Just as in real life, the addition of the counter doesn't change the way that I use the copier - I don't need to know anything about the counter to just make a simple copy.</text:p>
        <text:p text:style-name="Text_20_body"><text:span text:style-name="T5">Now, the question arises: what value does </text:span><text:span text:style-name="Source_20_Text"><text:span text:style-name="T5">$counter</text:span></text:span><text:span text:style-name="T5"> have to start with? We know that it increases by one every time a copy is made, but that is all we know.</text:span></text:p>
        <text:p text:style-name="P16">This value needs to be <text:span text:style-name="T4">initialized</text:span> to a certain value.</text:p>
        <text:p text:style-name="Text_20_body"><text:span text:style-name="T5">Initializing values is generally done by what is called a </text:span><text:span text:style-name="T6">constructor</text:span><text:span text:style-name="T5">. A constructor does just that - it constructs the object. In PHP5, constructors are functions with the name </text:span><text:span text:style-name="Source_20_Text"><text:span text:style-name="T5">__construct</text:span></text:span><text:span text:style-name="T5">. We will use </text:span><text:span text:style-name="Source_20_Text"><text:span text:style-name="T5">__construct</text:span></text:span><text:span text:style-name="T5"> here.</text:span></text:p>
        <text:p text:style-name="P16">So our class now becomes:</text:p>
        <text:p text:style-name="P34">class CopierWithCounter extends Copier</text:p>
        <text:p text:style-name="P34">{</text:p>
        <text:p text:style-name="P32"><text:s text:c="4"/><text:span text:style-name="T2">public $counter;</text:span></text:p>
        <text:p text:style-name="P32"><text:s/></text:p>
        <text:p text:style-name="P32"><text:s text:c="4"/><text:span text:style-name="T2">public function __construct() {</text:span></text:p>
        <text:p text:style-name="P32"><text:s text:c="8"/><text:span text:style-name="T2">$this-&gt;counter = 0;</text:span></text:p>
        <text:p text:style-name="P32"><text:s text:c="4"/><text:span text:style-name="T2">}</text:span></text:p>
        <text:p text:style-name="P32"><text:s/></text:p>
        <text:p text:style-name="P32"><text:s text:c="4"/><text:span text:style-name="T2">public function copy() {</text:span></text:p>
        <text:p text:style-name="P32"><text:s text:c="8"/><text:span text:style-name="T2">$this-&gt;counter++;</text:span></text:p>
        <text:p text:style-name="P32"><text:s text:c="8"/><text:span text:style-name="T2">parent::copy();</text:span></text:p>
        <text:p text:style-name="P32"><text:s text:c="4"/><text:span text:style-name="T2">}</text:span></text:p>
        <text:p text:style-name="P31">}</text:p>
        <text:p text:style-name="P16">Now suppose we wanted to create an even more advanced copier. We can do that by creating another child class. Let's create a copier that is able to do multiple copies. In order to do this, we need a way to specify how many copies we want and a way to remember this number. We will add a method called 'setCopies()':</text:p>
        <text:p text:style-name="P34">class CopierMultipleCopies extends CopierWithCounter</text:p>
        <text:p text:style-name="P34">{</text:p>
        <text:p text:style-name="P32"><text:s text:c="4"/><text:span text:style-name="T2">public $copies;</text:span></text:p>
        <text:p text:style-name="P32"><text:soft-page-break/><text:s/></text:p>
        <text:p text:style-name="P32"><text:s text:c="4"/><text:span text:style-name="T2">public function setCopies( $copies ) {</text:span></text:p>
        <text:p text:style-name="P32"><text:s text:c="8"/><text:span text:style-name="T2">$this-&gt;copies = $copies;</text:span></text:p>
        <text:p text:style-name="P32"><text:s text:c="4"/><text:span text:style-name="T2">}</text:span></text:p>
        <text:p text:style-name="P31">}</text:p>
        <text:p text:style-name="P16">We now have a way to specify how many copies we want to make.</text:p>
        <text:p text:style-name="Text_20_body"><text:span text:style-name="T5">Now, it is appropriate here to say a word about </text:span><text:span text:style-name="T6">scope</text:span><text:span text:style-name="T5">. When we talk about scope, we talk about where a certain variable can be seen. You will notice that in our class, we have a property called </text:span><text:span text:style-name="Source_20_Text"><text:span text:style-name="T5">$copies</text:span></text:span><text:span text:style-name="T5">. But we also have a parameter called </text:span><text:span text:style-name="Source_20_Text"><text:span text:style-name="T5">$copies</text:span></text:span><text:span text:style-name="T5"> in our method </text:span><text:span text:style-name="Source_20_Text"><text:span text:style-name="T5">setCopies</text:span></text:span><text:span text:style-name="T5">. How do you tell them apart?</text:span></text:p>
        <text:p text:style-name="Text_20_body"><text:span text:style-name="T5">Well, the rules of scope tell us which variable we are talking about. If a method takes a parameter, say </text:span><text:span text:style-name="Source_20_Text"><text:span text:style-name="T5">$copies</text:span></text:span><text:span text:style-name="T5"> (as above), then if I use </text:span><text:span text:style-name="Source_20_Text"><text:span text:style-name="T5">$copies</text:span></text:span><text:span text:style-name="T5"> inside that method, I am referring to that parameter. There may be other variables called </text:span><text:span text:style-name="Source_20_Text"><text:span text:style-name="T5">$copies</text:span></text:span><text:span text:style-name="T5"> that are defined in other places, but I don't care about those - I only care about the one inside of my function. If I want to refer to a property of the current object, I use the </text:span><text:span text:style-name="Source_20_Text"><text:span text:style-name="T5">$this</text:span></text:span><text:span text:style-name="T5"> keyword. So, if I use </text:span><text:span text:style-name="Source_20_Text"><text:span text:style-name="T5">$this-&gt;copies</text:span></text:span><text:span text:style-name="T5">, then I am talking about the </text:span><text:span text:style-name="Source_20_Text"><text:span text:style-name="T5">$copies</text:span></text:span><text:span text:style-name="T5"> property that belongs to my current object.</text:span></text:p>
        <text:p text:style-name="Text_20_body"><text:span text:style-name="T5">So that aside, our </text:span><text:span text:style-name="Source_20_Text"><text:span text:style-name="T5">setCopies()</text:span></text:span><text:span text:style-name="T5"> method will allow us to set the number of copies that we want to make using our copier. The method takes one parameter - </text:span><text:span text:style-name="Source_20_Text"><text:span text:style-name="T5">$copies</text:span></text:span><text:span text:style-name="T5">, and stores it in the object.</text:span></text:p>
        <text:p text:style-name="Text_20_body"><text:span text:style-name="T5">You will notice that our current class definition for CopierMultipleCopies doesn't define a </text:span><text:span text:style-name="Source_20_Text"><text:span text:style-name="T5">copy()</text:span></text:span><text:span text:style-name="T5"> method or a constructor. But, because it extends CopierWithCounter, it inherits the </text:span><text:span text:style-name="Source_20_Text"><text:span text:style-name="T5">copy()</text:span></text:span><text:span text:style-name="T5"> method from CopierWithCounter, and also inherits the properties. So, without doing any extra work, we already have a Copier with a counter.</text:span></text:p>
        <text:p text:style-name="Text_20_body"><text:span text:style-name="T5">But we still want to extend the functionality of the </text:span><text:span text:style-name="Source_20_Text"><text:span text:style-name="T5">copy()</text:span></text:span><text:span text:style-name="T5"> method so that it actually makes the multiple copies. So, we add a method definition to our class. We will also add a constructor that will add the functionality of initializing the number of copies to 1.</text:span></text:p>
        <text:p text:style-name="P34">class CopierMultipleCopies extends CopierWithCounter</text:p>
        <text:p text:style-name="P34">{</text:p>
        <text:p text:style-name="P32"><text:s text:c="4"/><text:span text:style-name="T2">public $copies;</text:span></text:p>
        <text:p text:style-name="P32"><text:s/></text:p>
        <text:p text:style-name="P32"><text:s text:c="4"/><text:span text:style-name="T2">public function __construct() {</text:span></text:p>
        <text:p text:style-name="P32"><text:s text:c="8"/><text:span text:style-name="T2">$this-&gt;copies = 1;</text:span></text:p>
        <text:p text:style-name="P32"><text:s text:c="8"/><text:span text:style-name="T2">parent::__construct();</text:span></text:p>
        <text:p text:style-name="P32"><text:s text:c="4"/><text:span text:style-name="T2">}</text:span></text:p>
        <text:p text:style-name="P32"><text:s/></text:p>
        <text:p text:style-name="P32"><text:s text:c="4"/><text:span text:style-name="T2">public function setCopies( $copies ) {</text:span></text:p>
        <text:p text:style-name="P32"><text:s text:c="8"/><text:span text:style-name="T2">$this-&gt;copies = $copies;</text:span></text:p>
        <text:p text:style-name="P32"><text:s text:c="4"/><text:span text:style-name="T2">}</text:span></text:p>
        <text:p text:style-name="P32"><text:s/></text:p>
        <text:p text:style-name="P32"><text:s text:c="4"/><text:span text:style-name="T2">public function copy() {</text:span></text:p>
        <text:p text:style-name="P32"><text:s text:c="8"/><text:span text:style-name="T2">for ($i = 0; $i &lt; $this-&gt;copies; $i++) {</text:span></text:p>
        <text:p text:style-name="P32"><text:s text:c="12"/><text:span text:style-name="T2">parent::copy();</text:span></text:p>
        <text:p text:style-name="P32"><text:s text:c="8"/><text:span text:style-name="T2">}</text:span></text:p>
        <text:p text:style-name="P32"><text:s text:c="4"/><text:span text:style-name="T2">}</text:span></text:p>
        <text:p text:style-name="P31">}</text:p>
        <text:p text:style-name="Text_20_body"><text:soft-page-break/><text:span text:style-name="T5">So what have we done here? Well, first, in our constructor we initialized the $copies variable to 1. Thus, if we don't tell our copier otherwise, it will make one copy when the </text:span><text:span text:style-name="Source_20_Text"><text:span text:style-name="T5">copy()</text:span></text:span><text:span text:style-name="T5"> method is invoked. Note that we don't have to rewrite the code to initialize the counter - we just call </text:span><text:span text:style-name="Source_20_Text"><text:span text:style-name="T5">parent::__construct()</text:span></text:span><text:span text:style-name="T5"> and our parent constructor will handle that.</text:span></text:p>
        <text:p text:style-name="Text_20_body"><text:span text:style-name="T5">Then, we </text:span><text:span text:style-name="T6">overrode</text:span><text:span text:style-name="T5"> the </text:span><text:span text:style-name="Source_20_Text"><text:span text:style-name="T5">copy()</text:span></text:span><text:span text:style-name="T5"> method. Inside of our </text:span><text:span text:style-name="Source_20_Text"><text:span text:style-name="T5">copy()</text:span></text:span><text:span text:style-name="T5"> method we have what is called a </text:span><text:span text:style-name="T6">[</text:span><text:a xlink:type="simple" xlink:href="http://en.wikipedia.org/wiki/For_loop%7Cfor" office:target-frame-name="_blank" xlink:show="new" text:style-name="Internet_20_link" text:visited-style-name="Visited_20_Internet_20_Link">loop</text:a><text:span text:style-name="T6">]</text:span><text:span text:style-name="T5">.</text:span></text:p>
        <text:p text:style-name="P16">In the first line of the for loop, you will see three parts divided by semicolons.</text:p>
        <text:p text:style-name="P16">The first part is the <text:span text:style-name="T4">initialization</text:span>. We will use $i as a counter variable, and we will start it at 0. $i will essentially keep track of the number of copies we have made out of the total number that we have to do.</text:p>
        <text:p text:style-name="P16">The second part is the <text:span text:style-name="T4">condition</text:span>. At the beginning of each run of the for loop, this condition is checked to determine if it is true or not. If the condition is true, we execute the stuff inside of the braces. If it is not, then we are done the loop.</text:p>
        <text:p text:style-name="P16">The last part is the <text:span text:style-name="T4">incrementor</text:span>. This is code that gets executed after every pass through the loop.</text:p>
        <text:p text:style-name="P16">So it will run something like:</text:p>
        <text:list xml:id="list2152125111188669324" text:style-name="L15">
          <text:list-item>
            <text:p text:style-name="P26">take our variable i and set it to 0. </text:p>
          </text:list-item>
          <text:list-item>
            <text:p text:style-name="P26">Check if our variable i is less than the number of copies that we have to make </text:p>
          </text:list-item>
          <text:list-item>
            <text:p text:style-name="P26">if it is, then we will make a copy </text:p>
          </text:list-item>
          <text:list-item>
            <text:p text:style-name="P17">we will increment i by 1 and go back to step 2 </text:p>
          </text:list-item>
        </text:list>
        <text:p text:style-name="P16">You can have much more complex for loops than this, but this is the basic idea.</text:p>
        <text:p text:style-name="P16">So that is our copier. Now to use our copier, we can add something like this to our code:</text:p>
        <text:p text:style-name="P34">$copier = new CopierMultipleCopies();</text:p>
        <text:p text:style-name="P34">$copier-&gt;copy();</text:p>
        <text:p text:style-name="P34">$copier-&gt;copy();</text:p>
        <text:p text:style-name="P34">$copier-&gt;setCopies( 10 );</text:p>
        <text:p text:style-name="P31">$copier-&gt;copy();</text:p>
        <text:p text:style-name="P16">So notice a couple of things:</text:p>
        <text:p text:style-name="P16">First, as we made our copier more and more complex, we didn't have to duplicate code. That is, in our most complex copier, we didn't have to worry about creating code to make the actual copy. We just used the method that came with our original copier. Also, in our final copier we didn't have to re-implement the counter - we again just used the method that had already been defined to do this.</text:p>
        <text:p text:style-name="P16">Second, our new copier can serve as a drop in replacement for our old copier. Yes, each copier was more advanced than the previous one, but it was still possible with the most advanced one to just create it and invoke the copy() method, and it would create a copy.</text:p>
        <text:p text:style-name="P16">If I want to use the more advanced functionality, such as reading the counter or changing the number of copies to be made, I need to know about these features, but I can still <text:soft-page-break/>ignorantly use the copier as if it was the original Copier. (i.e. the original Copier class had a certain interface that was standard.)</text:p>
        <text:p text:style-name="P16">The advanced copiers added more features, but this was separate from the original interface. (just as a car with cruise control has the same basic interface as a car without cruise control, but to take advantage of the cruise control you need to know how to set it).</text:p>
        <text:p text:style-name="P16">Object Oriented Programming is an important part of the design of Joomla!.</text:p>
        <text:p text:style-name="Text_20_body"><text:span text:style-name="T6">**ianmac** put together this OOPs overview for the community; </text:span><text:a xlink:type="simple" xlink:href="http://forum.joomla.org/index.php/topic,200185.msg943596.html#msg943596" office:target-frame-name="_blank" xlink:show="new" text:style-name="Internet_20_link" text:visited-style-name="Visited_20_Internet_20_Link">Post #1</text:a><text:span text:style-name="T6"> and </text:span><text:a xlink:type="simple" xlink:href="http://forum.joomla.org/index.php/topic,200694.msg944114.html#msg944114" office:target-frame-name="_blank" xlink:show="new" text:style-name="Internet_20_link" text:visited-style-name="Visited_20_Internet_20_Link">Post #2</text:a></text:p>
      </text:section>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0:55:46.969000000</meta:creation-date>
    <dc:date>2016-05-18T12:01:08.307000000</dc:date>
    <meta:editing-duration>PT1H5M21S</meta:editing-duration>
    <meta:editing-cycles>3</meta:editing-cycles>
    <meta:generator>LibreOffice/5.1.2.2$Windows_x86 LibreOffice_project/d3bf12ecb743fc0d20e0be0c58ca359301eb705f</meta:generator>
    <meta:document-statistic meta:table-count="4" meta:image-count="0" meta:object-count="0" meta:page-count="27" meta:paragraph-count="831" meta:word-count="7221" meta:character-count="47853" meta:non-whitespace-character-count="40041"/>
  </office:meta>
</office:document-meta>
</file>